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A000001A8C98FFD4158BEC839.png" manifest:media-type="image/png"/>
  <manifest:file-entry manifest:full-path="Pictures/100000000000017D000000589E846D81015D15EE.jpg" manifest:media-type="image/jpeg"/>
  <manifest:file-entry manifest:full-path="Pictures/10000000000005DC00000465FCD7AAF765AAD7E1.jpg" manifest:media-type="image/jpeg"/>
  <manifest:file-entry manifest:full-path="Pictures/100000000000036F000001936835467D06152628.png" manifest:media-type="image/png"/>
  <manifest:file-entry manifest:full-path="Pictures/100000000000050900000382C687FCB2DB5E5479.jpg" manifest:media-type="image/jpeg"/>
  <manifest:file-entry manifest:full-path="Pictures/100000000000051A00000106813890923FE1EA0D.png" manifest:media-type="image/png"/>
  <manifest:file-entry manifest:full-path="Pictures/100000000000055D0000016814E90B2AFDAD16B8.png" manifest:media-type="image/png"/>
  <manifest:file-entry manifest:full-path="Pictures/10000000000001190000005C2F12D3A7CAF879D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3"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4" style:family="presentation" style:parent-style-name="Title_20_Slide-notes">
      <style:graphic-properties draw:fill-color="#ffffff" fo:min-height="13.364cm"/>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Title_20_and_20_Content-notes">
      <style:graphic-properties draw:fill-color="#ffffff" fo:min-height="13.364cm"/>
    </style:style>
    <style:style style:name="pr8" style:family="presentation" style:parent-style-name="Title_20_and_20_Content-outline1">
      <style:graphic-properties draw:stroke="none" svg:stroke-width="0cm" draw:fill="none" draw:textarea-vertical-align="top" draw:auto-grow-height="false" draw:fit-to-size="shrink-to-fit" style:shrink-to-fit="true" fo:min-height="10.798cm" fo:padding-top="0cm" fo:padding-bottom="0cm" fo:padding-left="0cm" fo:padding-right="0cm" fo:wrap-option="wrap"/>
    </style:style>
    <style:style style:name="pr9" style:family="presentation" style:parent-style-name="Title_20_and_20_Conten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0" style:family="presentation" style:parent-style-name="Title_20_and_20_Content-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62cm" fo:padding-top="0.127cm" fo:padding-bottom="0.127cm" fo:padding-left="0.254cm" fo:padding-right="0.254cm" fo:wrap-option="wrap"/>
    </style:style>
    <style:style style:name="pr13" style:family="presentation" style:parent-style-name="Title_20_and_20_Content-notes" style:list-style-name="L12">
      <style:graphic-properties draw:stroke="none" svg:stroke-width="0.026cm" draw:stroke-linejoin="miter" draw:fill="none" draw:fill-color="#ffffff" draw:textarea-vertical-align="top" draw:auto-grow-height="false" draw:fit-to-size="false" style:shrink-to-fit="false" fo:min-height="11.62cm" fo:padding-top="0.127cm" fo:padding-bottom="0.127cm" fo:padding-left="0.254cm" fo:padding-right="0.254cm" fo:wrap-option="wrap"/>
    </style:style>
    <style:style style:name="pr14" style:family="presentation" style:parent-style-name="Title_20_and_20_Content-notes" style:list-style-name="L12">
      <style:graphic-properties draw:stroke="none" svg:stroke-width="0.026cm" draw:stroke-linejoin="miter" draw:fill="none" draw:fill-color="#ffffff" draw:textarea-vertical-align="top" draw:auto-grow-height="false" draw:fit-to-size="false" style:shrink-to-fit="false" fo:min-height="11.62cm" fo:padding-top="0.127cm" fo:padding-bottom="0.127cm" fo:padding-left="0.254cm" fo:padding-right="0.254cm" fo:wrap-option="wrap"/>
    </style:style>
    <style:style style:name="pr15" style:family="presentation" style:parent-style-name="Title_20_and_20_Content-notes" style:list-style-name="L12">
      <style:graphic-properties draw:stroke="none" svg:stroke-width="0.026cm" draw:stroke-linejoin="miter" draw:fill="none" draw:fill-color="#ffffff" draw:textarea-vertical-align="top" draw:auto-grow-height="false" draw:fit-to-size="false" style:shrink-to-fit="false" fo:min-height="11.62cm" fo:padding-top="0.127cm" fo:padding-bottom="0.127cm" fo:padding-left="0.254cm" fo:padding-right="0.254cm" fo:wrap-option="wrap"/>
    </style:style>
    <style:style style:name="pr16" style:family="presentation" style:parent-style-name="Title_20_and_20_Content-notes" style:list-style-name="L12">
      <style:graphic-properties draw:stroke="none" svg:stroke-width="0.026cm" draw:stroke-linejoin="miter" draw:fill="none" draw:fill-color="#ffffff" draw:textarea-vertical-align="top" draw:auto-grow-height="false" draw:fit-to-size="false" style:shrink-to-fit="false" fo:min-height="11.62cm" fo:padding-top="0.127cm" fo:padding-bottom="0.127cm" fo:padding-left="0.254cm" fo:padding-right="0.254cm" fo:wrap-option="wrap"/>
    </style:style>
    <style:style style:name="P1" style:family="paragraph">
      <style:paragraph-properties fo:margin-top="0cm" fo:margin-bottom="0cm" fo:line-height="90%" fo:text-align="center" style:punctuation-wrap="simple"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simple"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top="0cm" fo:margin-bottom="0cm" fo:line-height="100%" fo:text-align="end" style:writing-mode="lr-tb"/>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8pt" style:font-size-asian="14pt" style:font-size-complex="14pt"/>
    </style:style>
    <style:style style:name="P7" style:family="paragraph">
      <loext:graphic-properties draw:fill-color="#ffffff"/>
    </style:style>
    <style:style style:name="P8" style:family="paragraph">
      <style:paragraph-properties fo:margin-top="0cm" fo:margin-bottom="0cm" fo:line-height="90%" fo:text-align="start" style:punctuation-wrap="simple" style:writing-mode="lr-tb"/>
    </style:style>
    <style:style style:name="P9" style:family="paragraph">
      <loext:graphic-properties draw:fill="none"/>
      <style:paragraph-properties fo:text-align="start" style:font-independent-line-spacing="true"/>
      <style:text-properties fo:font-size="30pt"/>
    </style:style>
    <style:style style:name="P10" style:family="paragraph">
      <style:paragraph-properties fo:margin-left="0cm" fo:margin-right="0cm" fo:margin-top="0.113cm" fo:margin-bottom="0cm" fo:line-height="100%" fo:text-align="start" fo:text-indent="0cm" style:punctuation-wrap="simple" style:writing-mode="lr-tb"/>
    </style:style>
    <style:style style:name="P11" style:family="paragraph">
      <style:paragraph-properties fo:margin-left="0cm" fo:margin-right="0cm" fo:margin-top="0.099cm" fo:margin-bottom="0cm" fo:line-height="100%" fo:text-align="start" fo:text-indent="0cm" style:punctuation-wrap="simple" style:writing-mode="lr-tb"/>
    </style:style>
    <style:style style:name="P12" style:family="paragraph">
      <loext:graphic-properties draw:fill="none"/>
      <style:paragraph-properties fo:text-align="start" style:font-independent-line-spacing="true"/>
      <style:text-properties fo:font-size="32pt"/>
    </style:style>
    <style:style style:name="P13" style:family="paragraph">
      <style:paragraph-properties fo:margin-left="0cm" fo:margin-right="0cm" fo:margin-top="0.226cm" fo:margin-bottom="0cm" fo:line-height="100%" fo:text-align="start" fo:text-indent="0cm" style:punctuation-wrap="simple" style:writing-mode="lr-tb"/>
    </style:style>
    <style:style style:name="P14" style:family="paragraph">
      <loext:graphic-properties draw:fill-color="#ffffff"/>
      <style:text-properties fo:font-size="20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092cm" fo:margin-bottom="0cm" fo:line-height="100%" fo:text-align="start" fo:text-indent="0cm" style:punctuation-wrap="simple" style:writing-mode="lr-tb"/>
    </style:style>
    <style:style style:name="P17" style:family="paragraph">
      <style:paragraph-properties fo:margin-left="1.27cm" fo:margin-right="0cm" fo:margin-top="0.092cm" fo:margin-bottom="0cm" fo:line-height="100%" fo:text-align="start" fo:text-indent="0cm">
        <style:tab-stops>
          <style:tab-stop style:position="0cm"/>
        </style:tab-stops>
      </style:paragraph-properties>
    </style:style>
    <style:style style:name="P18" style:family="paragraph">
      <style:paragraph-properties fo:margin-left="0cm" fo:margin-right="0cm" fo:margin-top="0.092cm" fo:margin-bottom="0cm" fo:line-height="100%" fo:text-align="start" fo:text-indent="0cm" style:punctuation-wrap="simple" style:writing-mode="lr-tb">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simple" style:writing-mode="lr-tb">
        <style:tab-stops>
          <style:tab-stop style:position="0cm"/>
        </style:tab-stops>
      </style:paragraph-properties>
    </style:style>
    <style:style style:name="P20" style:family="paragraph">
      <style:paragraph-properties fo:margin-left="0cm" fo:margin-right="0cm" fo:margin-top="0.198cm" fo:margin-bottom="0cm" fo:line-height="100%" fo:text-align="start" fo:text-indent="0cm" style:punctuation-wrap="simple" style:writing-mode="lr-tb"/>
    </style:style>
    <style:style style:name="P21" style:family="paragraph">
      <style:paragraph-properties fo:margin-left="0cm" fo:margin-right="0cm" fo:margin-top="0.085cm" fo:margin-bottom="0cm" fo:line-height="100%" fo:text-align="start" fo:text-indent="0cm" style:punctuation-wrap="simple" style:writing-mode="lr-tb"/>
    </style:style>
    <style:style style:name="P22" style:family="paragraph">
      <style:paragraph-properties fo:margin-left="0cm" fo:margin-right="0cm" fo:margin-top="0.339cm" fo:margin-bottom="0cm" fo:line-height="100%" fo:text-align="start" fo:text-indent="0cm" style:punctuation-wrap="simple" style:writing-mode="lr-tb"/>
    </style:style>
    <style:style style:name="P23" style:family="paragraph">
      <style:paragraph-properties fo:margin-top="0cm" fo:margin-bottom="0cm" fo:line-height="100%" fo:text-align="end" style:punctuation-wrap="hanging" style:writing-mode="lr-tb"/>
      <style:text-properties fo:font-size="14pt" style:font-size-asian="14pt" style:font-size-complex="14pt"/>
    </style:style>
    <style:style style:name="P24" style:family="paragraph">
      <loext:graphic-properties draw:fill="none" draw:fill-color="#ffffff"/>
      <style:paragraph-properties fo:text-align="start" style:font-independent-line-spacing="true"/>
      <style:text-properties fo:font-size="32pt" style:font-size-asian="14pt" style:font-size-complex="14pt"/>
    </style:style>
    <style:style style:name="P25" style:family="paragraph">
      <style:paragraph-properties fo:margin-top="0cm" fo:margin-bottom="0cm" fo:line-height="90%" fo:text-align="center" style:punctuation-wrap="hanging" style:writing-mode="lr-tb"/>
    </style:style>
    <style:style style:name="P26"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style>
    <style:style style:name="P27"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28" style:family="paragraph">
      <style:paragraph-properties fo:margin-left="0cm" fo:margin-right="0cm" fo:margin-top="0.042cm" fo:margin-bottom="0cm" fo:line-height="100%" fo:text-align="start" fo:text-indent="0cm" style:punctuation-wrap="simple" style:writing-mode="lr-tb"/>
    </style:style>
    <style:style style:name="P29" style:family="paragraph">
      <style:paragraph-properties fo:margin-left="0cm" fo:margin-right="0cm" fo:margin-top="0.099cm" fo:margin-bottom="0cm" fo:line-height="100%" fo:text-align="start" fo:text-indent="0cm" style:punctuation-wrap="simple" style:writing-mode="lr-tb">
        <style:tab-stops>
          <style:tab-stop style:position="0cm"/>
        </style:tab-stops>
      </style:paragraph-properties>
    </style:style>
    <style:style style:name="P30" style:family="paragraph">
      <style:paragraph-properties fo:margin-left="0cm" fo:margin-right="0cm" fo:margin-top="0.042cm" fo:margin-bottom="0cm" fo:line-height="100%" fo:text-align="start" fo:text-indent="0cm" style:punctuation-wrap="simple" style:writing-mode="lr-tb">
        <style:tab-stops>
          <style:tab-stop style:position="0cm"/>
        </style:tab-stops>
      </style:paragraph-properties>
    </style:style>
    <style:style style:name="P31" style:family="paragraph">
      <style:paragraph-properties fo:margin-top="0cm" fo:margin-bottom="0cm" fo:line-height="100%" fo:text-align="end" style:punctuation-wrap="simple"/>
      <style:text-properties fo:font-size="14pt" style:font-size-asian="14pt" style:font-size-complex="14pt"/>
    </style:style>
    <style:style style:name="P32" style:family="paragraph">
      <loext:graphic-properties draw:fill="none" draw:fill-color="#ffffff"/>
      <style:paragraph-properties fo:text-align="start" style:font-independent-line-spacing="true"/>
      <style:text-properties fo:font-size="12pt" style:font-size-asian="14pt" style:font-size-complex="14pt"/>
    </style:style>
    <style:style style:name="P3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name-complex="Arial" style:font-size-complex="8pt" style:font-style-complex="normal" style:font-weight-complex="normal"/>
    </style:style>
    <style:style style:name="T4" style:family="text">
      <style:text-properties fo:font-variant="normal" fo:text-transform="none" fo:color="#000000" style:text-line-through-style="none" style:text-line-through-type="none" style:text-position="16% 58%"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5" style:family="text">
      <style:text-properties fo:font-variant="normal" fo:text-transform="none" fo:color="#989898"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444492"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7" style:family="text">
      <style:text-properties fo:font-variant="normal" fo:text-transform="none" fo:color="#989898"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8" style:family="text">
      <style:text-properties fo:font-variant="normal" fo:text-transform="none" fo:color="#444492"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9" style:family="text">
      <style:text-properties fo:font-variant="normal" fo:text-transform="none" fo:color="#989898"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10" style:family="text">
      <style:text-properties fo:font-variant="normal" fo:text-transform="none" fo:color="#989898"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444492" style:text-line-through-style="none" style:text-line-through-type="none" style:text-position="0% 100%" style:font-name="Arial" fo:font-size="13pt" fo:letter-spacing="normal" fo:font-style="normal" style:text-underline-style="none" fo:font-weight="bold" style:font-size-asian="13pt" style:font-style-asian="normal" style:font-weight-asian="bold" style:font-name-complex="Arial" style:font-size-complex="13pt" style:font-style-complex="normal" style:font-weight-complex="bold"/>
    </style:style>
    <style:style style:name="T13" style:family="text">
      <style:text-properties fo:font-variant="normal" fo:text-transform="none" fo:color="#989898" style:text-line-through-style="none" style:text-line-through-type="none" style:text-position="0% 100%" style:font-name="Arial" fo:font-size="13pt" fo:letter-spacing="normal" fo:font-style="normal" style:text-underline-style="none" fo:font-weight="bold" style:font-size-asian="13pt" style:font-style-asian="normal" style:font-weight-asian="bold" style:font-name-complex="Arial" style:font-size-complex="13pt" style:font-style-complex="normal" style:font-weight-complex="bold"/>
    </style:style>
    <style:style style:name="T14" style:family="text">
      <style:text-properties fo:font-variant="normal" fo:text-transform="none" fo:color="#444492" style:text-line-through-style="none" style:text-line-through-type="none" style:text-position="0% 100%" style:font-name="Arial" fo:font-size="13pt" fo:letter-spacing="normal" fo:font-style="normal" style:text-underline-style="none" fo:font-weight="normal" style:font-size-asian="13pt" style:font-style-asian="normal" style:font-weight-asian="normal" style:font-name-complex="Arial" style:font-size-complex="13pt" style:font-style-complex="normal" style:font-weight-complex="normal"/>
    </style:style>
    <style:style style:name="T15" style:family="text">
      <style:text-properties fo:font-variant="normal" fo:text-transform="none" fo:color="#ff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16" style:family="text">
      <style:text-properties fo:font-variant="normal" fo:text-transform="none" fo:color="#444492"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989898"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8" style:family="text">
      <style:text-properties fo:font-variant="normal" fo:text-transform="none" fo:color="#444492"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444492"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0" style:family="text">
      <style:text-properties fo:font-variant="normal" fo:text-transform="none" fo:color="#444492"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444492"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name-complex="Arial" style:font-size-complex="48pt" style:font-style-complex="normal" style:font-weight-complex="normal"/>
    </style:style>
    <style:style style:name="T22" style:family="text">
      <style:text-properties fo:font-variant="normal" fo:text-transform="none" fo:color="#0a11a6"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3" style:family="text">
      <style:text-properties fo:font-variant="normal" fo:text-transform="none" fo:color="#0a11a6"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T24" style:family="text">
      <style:text-properties fo:font-variant="normal" fo:text-transform="none" fo:color="#0070c0" style:text-line-through-style="none" style:text-line-through-type="none" style:text-position="0% 100%" style:font-name="Arial"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2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6" style:family="text">
      <style:text-properties fo:font-variant="normal" fo:text-transform="none" fo:color="#0a11a6"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7" style:family="text">
      <style:text-properties fo:font-variant="normal" fo:text-transform="none" fo:color="#1b63bb"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8" style:family="text">
      <style:text-properties fo:font-variant="normal" fo:text-transform="none" fo:color="#1b63bb"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29" style:family="text">
      <style:text-properties fo:font-variant="normal" fo:text-transform="none" fo:color="#0a11a6"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30" style:family="text">
      <style:text-properties fo:font-variant="normal" fo:text-transform="none" fo:color="#0a11a6" style:text-line-through-style="none" style:text-line-through-type="none" style:text-position="0% 100%" style:font-name="Arial" fo:font-size="6pt" fo:letter-spacing="normal" fo:font-style="normal" style:text-underline-style="none" fo:font-weight="bold" style:font-size-asian="6pt" style:font-style-asian="normal" style:font-weight-asian="bold" style:font-name-complex="Arial" style:font-size-complex="6pt" style:font-style-complex="normal" style:font-weight-complex="bold"/>
    </style:style>
    <style:style style:name="T31" style:family="text">
      <style:text-properties fo:font-variant="normal" fo:text-transform="none" fo:color="#444492"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ca36a" fo:font-size="13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98989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271cm" text:min-label-width="0.793cm"/>
        <style:text-properties fo:font-family="Verdana" style:font-family-generic="swiss" style:font-pitch="variable" fo:color="#44449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number text:level="2" style:num-format="">
        <style:list-level-properties text:space-before="1.271cm" text:min-label-width="0.793cm"/>
        <style:text-properties fo:color="#44449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271cm" text:min-label-width="0.793cm"/>
        <style:text-properties fo:font-family="Verdana" style:font-family-generic="swiss" style:font-pitch="variable" fo:color="#444492" fo:font-size="100%"/>
      </text:list-level-style-bullet>
      <text:list-level-style-bullet text:level="3" text:bullet-char="•">
        <style:list-level-properties text:space-before="2.541cm" text:min-label-width="0.634cm"/>
        <style:text-properties fo:font-family="StarSymbol" fo:color="#751d1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bca36a" fo:font-size="13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a11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0.001cm" svg:height="4.082cm" svg:x="2.499cm" svg:y="6.046cm" presentation:class="title" presentation:user-transformed="true">
          <draw:text-box>
            <text:p text:style-name="P1"><text:span text:style-name="T1">ADSAD2 and ADREL2 Introduction</text:span></text:p>
          </draw:text-box>
        </draw:frame>
        <draw:frame draw:name="Subtitle 2" presentation:style-name="pr2" draw:text-style-name="P4" draw:layer="layout" svg:width="17.779cm" svg:height="4.867cm" svg:x="3.744cm" svg:y="11.39cm" presentation:class="subtitle" presentation:user-transformed="true">
          <draw:text-box>
            <text:p text:style-name="P3"><text:span text:style-name="T2">Shelby Huang, Aiyu Li</text:span></text:p>
            <text:p text:style-name="P3"><text:span text:style-name="T2">02/08/2017</text:span></text:p>
          </draw:text-box>
        </draw:frame>
        <draw:frame draw:name="Slide Number Placeholder 3" presentation:style-name="pr3" draw:text-style-name="P6" draw:layer="layout" svg:width="1.34cm" svg:height="0.652cm" svg:x="22.459cm" svg:y="17.846cm" presentation:class="page-number" presentation:user-transformed="true">
          <draw:text-box>
            <text:p text:style-name="P5"><text:span text:style-name="T3">|</text:span><text:span text:style-name="T4"> <text:s text:c="8"/></text:span><text:span text:style-name="T3"><text:page-number>&lt;numéro&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CAMMS Studies"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CAMMS Studies</text:span></text:p>
          </draw:text-box>
        </draw:frame>
        <draw:frame draw:name="Content Placeholder 2" presentation:style-name="pr6" draw:text-style-name="P12" draw:layer="layout" svg:width="22.859cm" svg:height="13.334cm" svg:x="1.27cm" svg:y="3.524cm" presentation:class="outline" presentation:user-transformed="true">
          <draw:text-box>
            <text:list text:style-name="L5">
              <text:list-item>
                <text:p text:style-name="P10"><text:span text:style-name="T6">CAMMS223: Phase II randomized, open-Label, three-arm study, duration 3 years.</text:span></text:p>
              </text:list-item>
            </text:list>
            <text:list text:style-name="L6">
              <text:list-item>
                <text:list>
                  <text:list-item>
                    <text:p text:style-name="P11"><text:span text:style-name="T7">Arms 1: Alemtuzumab 12 mg/day <text:s/>(N=113); Arm 2: Alemtuzumab 24 mg/day <text:s/>(N=110); Arm 3: SC IFNB-1a (N = 111)</text:span></text:p>
                  </text:list-item>
                </text:list>
              </text:list-item>
              <text:list-item>
                <text:p text:style-name="P10"><text:span text:style-name="T6">CAMMS323: Phase III study for treatment-naïve patients with relapsing-remitting multiple sclerosis</text:span></text:p>
                <text:list>
                  <text:list-item>
                    <text:p text:style-name="P11"><text:span text:style-name="T7">Arm 1: Alemtuzumab 12 mg/day <text:s/>(N=386); Arm 2: SC IFNB-1a (N = 195)</text:span></text:p>
                  </text:list-item>
                </text:list>
              </text:list-item>
              <text:list-item>
                <text:p text:style-name="P10"><text:span text:style-name="T6">CAMMS324: Phase III study for relapsing-remitting multiple sclerosis who have relapsed on therapy</text:span></text:p>
                <text:list>
                  <text:list-item>
                    <text:p text:style-name="P11"><text:span text:style-name="T7">Arm 1: Alemtuzumab 12 mg/day <text:s/>(N=436); Arm 2: Alemtuzumab 24 mg/day <text:s/>(N=173); Arm 3: SC IFNB-1a (N = 231)</text:span></text:p>
                  </text:list-item>
                </text:list>
              </text:list-item>
              <text:list-item>
                <text:p text:style-name="P10"><text:span text:style-name="T6">CAMMS03409: extension study for patients who participated in CAMMS223, CAMMS323, or CAMMS324. </text:span></text:p>
                <text:list>
                  <text:list-item>
                    <text:p text:style-name="P11"><text:span text:style-name="T7">Patients randomized to and treated with alemtuzumab in prior studies will receive safety monitoring. Retreatments of alemtuzumab are as needed. </text:span></text:p>
                  </text:list-item>
                  <text:list-item>
                    <text:p text:style-name="P11"><text:span text:style-name="T7">Patients randomized to and treated with SC IFNB-1a who desired to be treated with alemtuzumab will be enrolled and receive 2 annual cycles of alemtuzumab. Additional courses may be provided as needed.</text:span></text:p>
                  </text:list-item>
                </text:list>
              </text:list-item>
              <text:list-item>
                <text:p text:style-name="P10"><text:span text:style-name="T6">Full Analysis population for efficacy: all patients randomized to treatment in the initial studies and who have received at least 1 dose of study drug in 223/323/324/03409</text:span></text:p>
              </text:list-item>
            </text:list>
          </draw:text-box>
        </draw:frame>
        <presentation:notes draw:style-name="dp2">
          <draw:page-thumbnail draw:style-name="gr1" draw:layer="layout" svg:width="19.798cm" svg:height="11.136cm" svg:x="0.6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urpose"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Purpose</text:span></text:p>
          </draw:text-box>
        </draw:frame>
        <draw:frame draw:name="Content Placeholder 2" presentation:style-name="pr8" draw:text-style-name="P12" draw:layer="layout" svg:width="21.84cm" svg:height="11.799cm" svg:x="1.742cm" svg:y="3.863cm" presentation:class="outline" presentation:user-transformed="true">
          <draw:text-box>
            <text:list text:style-name="L5">
              <text:list-item>
                <text:p text:style-name="P13"><text:span text:style-name="T8">SAD, SRD and relapse related analysis will be carried out using these two data sets</text:span></text:p>
              </text:list-item>
              <text:list-item>
                <text:p text:style-name="P13"><text:span text:style-name="T8">ADSAD2 and ADREL2 data sets will be needed to replace the ADSAD and ADREL datasets we created for EU label extension filing to support label extension filing with FDA</text:span></text:p>
              </text:list-item>
              <text:list-item>
                <text:p text:style-name="P13"><text:span text:style-name="T8">FDA require all endpoints be derived within the same dataset and is readable in a straight forward way. </text:span></text:p>
              </text:list-item>
            </text:list>
            <text:p text:style-name="P13"><text:span text:style-name="T8"/></text:p>
          </draw:text-box>
        </draw:frame>
        <presentation:notes draw:style-name="dp2">
          <draw:page-thumbnail draw:style-name="gr1"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ADSAD2" draw:style-name="dp1" draw:master-page-name="Title_20_and_20_Content" presentation:presentation-page-layout-name="AL2T11">
        <draw:frame draw:name="Title 1" presentation:style-name="pr9" draw:text-style-name="P9" draw:layer="layout" svg:width="22.859cm" svg:height="3.174cm" svg:x="1.27cm" svg:y="7.55cm" presentation:class="title" presentation:user-transformed="true">
          <draw:text-box>
            <text:p text:style-name="P1"><text:span text:style-name="T9">ADSAD2</text:span></text:p>
          </draw:text-box>
        </draw:frame>
        <presentation:notes draw:style-name="dp2">
          <draw:page-thumbnail draw:style-name="gr1"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Definition of SAD and SRD"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Definition of SAD and SRD</text:span></text:p>
          </draw:text-box>
        </draw:frame>
        <draw:frame draw:name="Content Placeholder 2" presentation:style-name="pr8" draw:text-style-name="P12" draw:layer="layout" svg:width="21.84cm" svg:height="11.799cm" svg:x="1.742cm" svg:y="3.863cm" presentation:class="outline" presentation:user-transformed="true">
          <draw:text-box>
            <text:list text:style-name="L5">
              <text:list-item>
                <text:p text:style-name="P13"><text:span text:style-name="T8">Sustained Accumulation of Disability (6 months) – SAD6: EDSS assessments are performed every 3 months (±2 weeks) and at the time of a suspected relapse. A patient will be considered to have reached SAD, sustained over a 6-month period, when the following conditions have been met:</text:span></text:p>
              </text:list-item>
            </text:list>
            <text:list text:style-name="L6">
              <text:list-item>
                <text:list>
                  <text:list-item>
                    <text:p text:style-name="P10"><text:span text:style-name="T10">For patients with a baseline EDSS score of 0, their EDSS score must increase by &gt;= 1.5 points and remain at least 1.5 points above baseline during the next 2 scheduled assessments (ie, 6 consecutive months).</text:span></text:p>
                  </text:list-item>
                  <text:list-item>
                    <text:p text:style-name="P10"><text:span text:style-name="T10">For patients with a baseline EDSS score &gt;= 1, their EDSS score must increase by &gt;=1 point and remain at least 1 point above baseline during the next 2 scheduled assessments (ie, 6 consecutive months).</text:span></text:p>
                  </text:list-item>
                </text:list>
              </text:list-item>
              <text:list-item>
                <text:p text:style-name="P13"><text:span text:style-name="T8">Sustained reduction in disability (SRD) is defined as a ≥1 point decrease in EDSS score lasting ≥6 months for patients with baseline EDSS scores ≥2.0.</text:span></text:p>
              </text:list-item>
              <text:list-item>
                <text:p text:style-name="P13"><text:span text:style-name="T8">The endpoints, time to SAD and time to SRD are both time to event endpoints.</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Definition of SAD and SRD"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Definition of SAD and SRD</text:span></text:p>
          </draw:text-box>
        </draw:frame>
        <draw:frame draw:name="Content Placeholder 2" presentation:style-name="pr8" draw:text-style-name="P12" draw:layer="layout" svg:width="21.84cm" svg:height="11.799cm" svg:x="1.742cm" svg:y="3.863cm" presentation:class="outline" presentation:user-transformed="true">
          <draw:text-box>
            <text:list text:style-name="L5">
              <text:list-item>
                <text:p text:style-name="P13"><text:span text:style-name="T8">Sustained Accumulation of Disability (6 months) – SAD6: EDSS assessments are performed every 3 months (±2 weeks) and at the time of a suspected relapse. A patient will be considered to have reached SAD, sustained over a 6-month period, when the following conditions have been met:</text:span></text:p>
              </text:list-item>
            </text:list>
            <text:list text:style-name="L6">
              <text:list-item>
                <text:list>
                  <text:list-item>
                    <text:p text:style-name="P10"><text:span text:style-name="T10">For patients with a baseline EDSS score of 0, their EDSS score must increase by &gt;= 1.5 points and remain at least 1.5 points above baseline during the next 2 scheduled assessments (ie, 6 consecutive months).</text:span></text:p>
                  </text:list-item>
                  <text:list-item>
                    <text:p text:style-name="P10"><text:span text:style-name="T10">For patients with a baseline EDSS score &gt;= 1, their EDSS score must increase by &gt;=1 point and remain at least 1 point above baseline during the next 2 scheduled assessments (ie, 6 consecutive months).</text:span></text:p>
                  </text:list-item>
                </text:list>
              </text:list-item>
              <text:list-item>
                <text:p text:style-name="P13"><text:span text:style-name="T8">Sustained reduction in disability (SRD) is defined as a ≥1 point decrease in EDSS score lasting ≥6 months for patients with baseline EDSS scores ≥2.0.</text:span></text:p>
              </text:list-item>
              <text:list-item>
                <text:p text:style-name="P13"><text:span text:style-name="T8">The endpoints, time to SAD and time to SRD are both time to event endpoints.</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Core Structure of ADSAD"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Core Structure of ADSAD</text:span></text:p>
          </draw:text-box>
        </draw:frame>
        <draw:frame draw:name="Content Placeholder 2" presentation:style-name="pr8" draw:text-style-name="P12" draw:layer="layout" svg:width="22.859cm" svg:height="8.126cm" svg:x="1.27cm" svg:y="8.89cm" presentation:class="outline" presentation:user-transformed="true">
          <draw:text-box>
            <text:list text:style-name="L5">
              <text:list-item>
                <text:p text:style-name="P10"><text:span text:style-name="T6">The example dataset is from CAMMS324 ADSAD</text:span></text:p>
              </text:list-item>
              <text:list-item>
                <text:p text:style-name="P10"><text:span text:style-name="T6">The dataset included EDSS score (EDSOBS) from all visits</text:span></text:p>
              </text:list-item>
              <text:list-item>
                <text:p text:style-name="P10"><text:span text:style-name="T6">EDSCHG calculated the EDSS change from baseline</text:span></text:p>
              </text:list-item>
              <text:list-item>
                <text:p text:style-name="P10"><text:span text:style-name="T6">ISAD6FN find EDSS observations that contributed to a SAD (6-month) event – the algorithm will be sent.</text:span></text:p>
              </text:list-item>
              <text:list-item>
                <text:p text:style-name="P10"><text:span text:style-name="T6">HADSAD6 flags whether the subject has SAD6</text:span></text:p>
              </text:list-item>
              <text:list-item>
                <text:p text:style-name="P10"><text:span text:style-name="T6">SAD6DT is the onset of SAD6 event or the censoring time</text:span></text:p>
              </text:list-item>
              <text:list-item>
                <text:p text:style-name="P10"><text:span text:style-name="T6">SAD6TM is the time to SAD6, = SAD6DT – beginning of analysis interval.</text:span></text:p>
              </text:list-item>
              <text:list-item>
                <text:p text:style-name="P10"><text:span text:style-name="T6">The SRD algorithm will be similar</text:span></text:p>
              </text:list-item>
              <text:list-item>
                <text:p text:style-name="P10"><text:span text:style-name="T11">Due to multiple analysis type of SAD/SRD, the time intervals of different analysis type vary, thus multiple sets of the above variables (with different variable names) will be needed to derive multiple SAD variables.</text:span></text:p>
              </text:list-item>
            </text:list>
          </draw:text-box>
        </draw:frame>
        <draw:frame draw:name="Picture 2" draw:style-name="gr2" draw:text-style-name="P15" draw:layer="layout" svg:width="23.035cm" svg:height="4.62cm" svg:x="1.266cm" svg:y="3.81cm">
          <draw:image xlink:href="Pictures/100000000000051A00000106813890923FE1EA0D.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Analysis Type/Interval of CAMMS03409 ADSAD2" draw:style-name="dp1" draw:master-page-name="Title_20_and_20_Content" presentation:presentation-page-layout-name="AL2T11">
        <draw:frame draw:name="Title 1" presentation:style-name="pr10" draw:text-style-name="P9" draw:layer="layout" svg:width="21.827cm" svg:height="2.336cm" svg:x="1.742cm" svg:y="0.789cm" presentation:class="title" presentation:user-transformed="true">
          <draw:text-box>
            <text:p text:style-name="P8"><text:span text:style-name="T5">Analysis Type/Interval of CAMMS03409 ADSAD2</text:span></text:p>
          </draw:text-box>
        </draw:frame>
        <draw:frame draw:name="Content Placeholder 2" presentation:style-name="pr6" draw:text-style-name="P12" draw:layer="layout" svg:width="24.552cm" svg:height="12.994cm" svg:x="0.423cm" svg:y="3.524cm" presentation:class="outline" presentation:user-transformed="true">
          <draw:text-box>
            <text:list text:style-name="L5">
              <text:list-item>
                <text:p text:style-name="P16"><text:span text:style-name="T12">SAD</text:span></text:p>
              </text:list-item>
            </text:list>
            <text:list text:style-name="L6">
              <text:list-item>
                <text:list>
                  <text:list-item>
                    <text:p text:style-name="P16"><text:span text:style-name="T13">323/324 - 03409 SAD year 0-4 after first dose [323/324 TRTSTDT, I(patients entered 03409) * min(03409 <text:s/>EDEOSDT, 365*4+14 days after interval started) + I(patients didn't enter03409)*(323/324 EDEOSDT)]</text:span></text:p>
                  </text:list-item>
                  <text:list-item>
                    <text:p text:style-name="P16"><text:span text:style-name="T13">323/324 - 03409 SAD year 0-6 after first dose [323/324 TRTSTDT, I(patients entered 03409) * min(03409 <text:s/>EDEOSDT, 365*6+14 days after interval started) + I(patients didn't enter03409)*(323/324 EDEOSDT)]</text:span></text:p>
                  </text:list-item>
                  <text:list-item>
                    <text:p text:style-name="P16"><text:span text:style-name="T13">323/324 SAD during 2-year after 1st dose [323/324 TRTSTDT, 323/324 EDEOSDT] <text:s/>- this can be carried over from 323/324 ADSAD</text:span></text:p>
                  </text:list-item>
                  <text:list-item>
                    <text:p text:style-name="P16"><text:span text:style-name="T13">03409 SAD (323/324 Xover subjects) during 1st 2-year of extension study <text:s/>(if POOLC ='Y' and XOVRFL='Y' and FA223FL~='Y') [03409 TRTSTDT, <text:s text:c="2"/>, min(03409 EDEOSDT, <text:s/>744 days after interval started)]</text:span></text:p>
                  </text:list-item>
                </text:list>
              </text:list-item>
            </text:list>
            <text:p text:style-name="P17"><text:span text:style-name="T13"/></text:p>
            <text:list text:style-name="L7">
              <text:list-item>
                <text:p text:style-name="P18"><text:span text:style-name="T12">SRD</text:span></text:p>
              </text:list-item>
            </text:list>
            <text:list text:style-name="L6">
              <text:list-item>
                <text:list>
                  <text:list-item>
                    <text:p text:style-name="P18"><text:span text:style-name="T13">323/324 - 03409 SRD year 0-4 after first dose [323/324 TRTSTDT, I(patients entered 03409)*min(03409 <text:s/>EDEOSDT, 365*4+14 days after interval started) + I(patients didn't enter03409)*(323/324 EDEOSDT)]</text:span></text:p>
                  </text:list-item>
                  <text:list-item>
                    <text:p text:style-name="P18"><text:span text:style-name="T13">323/324 - 03409 SRD year 0-6 after first dose [323/324 TRTSTDT, I(patients entered 03409)*min(03409 <text:s/>EDEOSDT, 365*4+14 days after interval started) + I(patients didn't enter03409)*(323/324 EDEOSDT)]</text:span></text:p>
                  </text:list-item>
                  <text:list-item>
                    <text:p text:style-name="P18"><text:span text:style-name="T13">323/324 SRD during 2-year after 1st dose [323/324 TRTSTDT, 323/324 EDEOSDT]</text:span></text:p>
                  </text:list-item>
                  <text:list-item>
                    <text:p text:style-name="P18"><text:span text:style-name="T13">03409 SRD during 1st 2-year of extension study for Xover patients in 323/324 (if POOLC ='Y' and XOVRFL='Y' and FA223FL~='Y')[use 03409 TRTSTDT, min(03409 EDEOSDT, <text:s/>744 days after interval started )]</text:span></text:p>
                  </text:list-item>
                </text:list>
              </text:list-item>
            </text:list>
            <text:p text:style-name="P18"><text:span text:style-name="T14"/></text:p>
          </draw:text-box>
        </draw:frame>
        <presentation:notes draw:style-name="dp2">
          <draw:page-thumbnail draw:style-name="gr1"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ADREL2" draw:style-name="dp1" draw:master-page-name="Title_20_and_20_Content" presentation:presentation-page-layout-name="AL2T11">
        <draw:frame draw:name="Title 1" presentation:style-name="pr9" draw:text-style-name="P9" draw:layer="layout" svg:width="22.859cm" svg:height="3.174cm" svg:x="1.482cm" svg:y="8.15cm" presentation:class="title" presentation:user-transformed="true">
          <draw:text-box>
            <text:p text:style-name="P1"><text:span text:style-name="T5">ADREL2</text:span></text:p>
          </draw:text-box>
        </draw:frame>
        <presentation:notes draw:style-name="dp2">
          <draw:page-thumbnail draw:style-name="gr1"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Relapses Related Endpoints" draw:style-name="dp1" draw:master-page-name="Title_20_and_20_Content" presentation:presentation-page-layout-name="AL2T11">
        <draw:frame draw:name="Title 1" presentation:style-name="pr9" draw:text-style-name="P9" draw:layer="layout" svg:width="21.827cm" svg:height="2.336cm" svg:x="1.742cm" svg:y="0.789cm" presentation:class="title" presentation:user-transformed="true">
          <draw:text-box>
            <text:p text:style-name="P8"><text:span text:style-name="T5">Relapses Related Endpoints</text:span></text:p>
          </draw:text-box>
        </draw:frame>
        <draw:frame draw:name="Content Placeholder 2" presentation:style-name="pr8" draw:text-style-name="P12" draw:layer="layout" svg:width="21.84cm" svg:height="11.799cm" svg:x="1.742cm" svg:y="3.863cm" presentation:class="outline" presentation:user-transformed="true">
          <draw:text-box>
            <text:list text:style-name="L5">
              <text:list-item>
                <text:p text:style-name="P13"><text:span text:style-name="T8">Annualized relapse rate (ARR): number of relapses/total follow-up time</text:span></text:p>
              </text:list-item>
              <text:list-item>
                <text:p text:style-name="P13"><text:span text:style-name="T8">Time to first on-study relapse: time to event analysis</text:span></text:p>
              </text:list-item>
              <text:list-item>
                <text:p text:style-name="P13"><text:span text:style-name="T8">Proportion of patients relapse free</text:span></text:p>
              </text:list-item>
              <text:list-item>
                <text:p text:style-name="P13"><text:span text:style-name="T8">In 223/323/324, relapses need to be confirmed by the relapse adjudication panel (RAP). In 03409, <text:s/>relapses are confirmed by the investigators.</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Core Structure of ADREL"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Core Structure of ADREL</text:span></text:p>
          </draw:text-box>
        </draw:frame>
        <draw:frame draw:name="Content Placeholder 2" presentation:style-name="pr8" draw:text-style-name="P12" draw:layer="layout" svg:width="22.859cm" svg:height="6.856cm" svg:x="1.27cm" svg:y="10.16cm" presentation:class="outline" presentation:user-transformed="true">
          <draw:text-box>
            <text:list text:style-name="L5">
              <text:list-item>
                <text:p text:style-name="P13"><text:span text:style-name="T8">The example dataset is from CAMMS324 ADREL</text:span></text:p>
              </text:list-item>
              <text:list-item>
                <text:p text:style-name="P13"><text:span text:style-name="T8">REPRFL: flags records used in primary variable derivation</text:span></text:p>
              </text:list-item>
              <text:list-item>
                <text:p text:style-name="P13"><text:span text:style-name="T8">RETIME is time to relapse,= relapse time (REDT) –beginning of analysis interval</text:span></text:p>
              </text:list-item>
              <text:list-item>
                <text:p text:style-name="P13"><text:span text:style-name="T8">RETIME1: This is the start of the interval for the counting process</text:span></text:p>
              </text:list-item>
              <text:list-item>
                <text:p text:style-name="P13"><text:span text:style-name="T8">RETIME2: the end of the interval for the counting process, = RETIME</text:span></text:p>
              </text:list-item>
              <text:list-item>
                <text:p text:style-name="P13"><text:span text:style-name="T8">HADRE: indicator of relapse</text:span></text:p>
              </text:list-item>
              <text:list-item>
                <text:p text:style-name="P13"><text:span text:style-name="T8">RENUM: This is the cumulative number of relapses for each subject</text:span></text:p>
              </text:list-item>
              <text:list-item>
                <text:p text:style-name="P13"><text:span text:style-name="T8">REFLTIME: duration of follow-up for each subject</text:span></text:p>
              </text:list-item>
              <text:list-item>
                <text:p text:style-name="P13"><text:span text:style-name="T15">Due to multiple analysis interval of relapse, the time intervals of different analysis type vary, thus multiple sets of the above variables will be needed for different analysis.</text:span></text:p>
              </text:list-item>
            </text:list>
            <text:p text:style-name="P13"><text:span text:style-name="T8"/></text:p>
          </draw:text-box>
        </draw:frame>
        <draw:frame draw:name="Picture 2" draw:style-name="gr2" draw:text-style-name="P15" draw:layer="layout" svg:width="24.217cm" svg:height="6.349cm" svg:x="0.847cm" svg:y="3.387cm">
          <draw:image xlink:href="Pictures/100000000000055D0000016814E90B2AFDAD16B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Analysis Type/Interval of CAMMS03409 ADREL2" draw:style-name="dp1" draw:master-page-name="Title_20_and_20_Content" presentation:presentation-page-layout-name="AL2T11">
        <draw:frame draw:name="Title 1" presentation:style-name="pr10" draw:text-style-name="P9" draw:layer="layout" svg:width="21.827cm" svg:height="2.336cm" svg:x="1.742cm" svg:y="0.789cm" presentation:class="title" presentation:user-transformed="true">
          <draw:text-box>
            <text:p text:style-name="P8"><text:span text:style-name="T5">Analysis Type/Interval of CAMMS03409 ADREL2</text:span></text:p>
          </draw:text-box>
        </draw:frame>
        <draw:frame draw:name="Content Placeholder 2" presentation:style-name="pr6" draw:text-style-name="P12" draw:layer="layout" svg:width="21.84cm" svg:height="11.799cm" svg:x="1.742cm" svg:y="3.863cm" presentation:class="outline" presentation:user-transformed="true">
          <draw:text-box>
            <text:list text:style-name="L5">
              <text:list-item>
                <text:p text:style-name="P11"><text:span text:style-name="T16">323/324 - 03409 relapses during initial and extension studies period after first dose [323/324 TRTSTDT, max(323/324 EDEOSDT, 03409 <text:s/>EDEOSDT)]</text:span></text:p>
              </text:list-item>
              <text:list-item>
                <text:p text:style-name="P11"><text:span text:style-name="T16">323/324 relapses during 2-year after 1st dose [323/324 TRTSTDT, 323/324 EDEOSDT] – can be carried from 323/324 ADREL</text:span></text:p>
              </text:list-item>
              <text:list-item>
                <text:p text:style-name="P11"><text:span text:style-name="T16">03409 relapses during extension study period (all 223,323 and 324 patients enrolled in 03409) [RELFSDT , 03409 <text:s/>EDEOSDT)]</text:span></text:p>
              </text:list-item>
              <text:list-item>
                <text:p text:style-name="P11"><text:span text:style-name="T16">03409 relapses <text:s/>(323/324 Xover subjects, if PoolC ='Y' and XOVRFL='Y) during 1st 2-year of extension study [RELFSDT, min(03409 RELENDDT, <text:s/>744 days after 03409 TRTSTDT)]</text:span></text:p>
              </text:list-item>
              <text:list-item>
                <text:p text:style-name="P11"><text:span text:style-name="T16">Relapses associated with 1st retreatment - <text:s/>1 year pre 1st retreatment to 2nd retreatment or 03409 EOS: [ADSL.TRTSDTC3-365 days, min(ADSL.TRTSDTC4, 03409 EDEOSDT)]</text:span></text:p>
              </text:list-item>
              <text:list-item>
                <text:p text:style-name="P11"><text:span text:style-name="T16">Relapses associated with 2nd retreatment - <text:s/>1 year pre 2nd retreatment to 3rd retreatment or 03409 EOS: [ADSL.TRTSDTC4-365 days, min(ADSL.TRTSDTC5, 03409 EDEOSDT)]</text:span></text:p>
              </text:list-item>
              <text:list-item>
                <text:p text:style-name="P11"><text:span text:style-name="T16">Relapses associated with 3rd retreatment - <text:s/>1 year pre 3rd retreatment to 4th retreatment or 03409 EOS: [ADSL.TRTSDTC5-365 days, min(ADSL.TRTSDTC6, 03409 EDEOSDT)]</text:span></text:p>
              </text:list-item>
              <text:list-item>
                <text:p text:style-name="P11"><text:span text:style-name="T16">Relapses after course 2 - <text:s/>first dose of course 2 to 03409 EOS: [ADSL.TRTSDTC2, <text:s/>03409 EDEOSDT]</text:span></text:p>
              </text:list-item>
              <text:list-item>
                <text:p text:style-name="P11"><text:span text:style-name="T16">Relapses after course 3 - <text:s/>first dose of course 3 to 03409 EOS: [ADSL.TRTSDTC3, <text:s/>03409 EDEOSDT]</text:span></text:p>
              </text:list-item>
              <text:list-item>
                <text:p text:style-name="P11"><text:span text:style-name="T16">Relapses after course 4 - <text:s/>first dose of course 4 to 03409 EOS: [ADSL.TRTSDTC4, <text:s/>03409 EDEOSDT]</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Derivation of REPRFL "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Derivation of REPRFL </text:span></text:p>
          </draw:text-box>
        </draw:frame>
        <draw:frame draw:name="Content Placeholder 2" presentation:style-name="pr8" draw:text-style-name="P12" draw:layer="layout" svg:width="22.859cm" svg:height="13.969cm" svg:x="1.27cm" svg:y="3.524cm" presentation:class="outline" presentation:user-transformed="true">
          <draw:text-box>
            <text:list text:style-name="L5">
              <text:list-item>
                <text:p text:style-name="P13"><text:span text:style-name="T8">Relapse included</text:span></text:p>
              </text:list-item>
            </text:list>
            <text:list text:style-name="L6">
              <text:list-item>
                <text:list>
                  <text:list-item>
                    <text:p text:style-name="P10"><text:span text:style-name="T10">For 323/324, we use RAP confirmed relapse RAPCNF^=‘N’.</text:span></text:p>
                  </text:list-item>
                  <text:list-item>
                    <text:p text:style-name="P10"><text:span text:style-name="T10">For 03409 records, need to select records with all YCSYMPYN, YCACUTYN, YCSTABYN, YCCHGYN, YCRELTYP =’Y’:</text:span></text:p>
                  </text:list-item>
                </text:list>
              </text:list-item>
            </text:list>
            <text:list text:style-name="L8">
              <text:list-item>
                <text:list>
                  <text:list-item>
                    <text:list>
                      <text:list-item>
                        <text:p text:style-name="P10"><text:span text:style-name="T17">RELPPFL = ‘Y’ if YCSYMPYN, YCACUTYN, YCSTABYN, YCCHGYN all = ‘Y’.</text:span></text:p>
                      </text:list-item>
                      <text:list-item>
                        <text:p text:style-name="P10"><text:span text:style-name="T17">RELINFL = ‘Y’ if YCRELTYP = 'PER PROTOCOL MS RELAPSE'</text:span></text:p>
                      </text:list-item>
                      <text:list-item>
                        <text:p text:style-name="P10"><text:span text:style-name="T17">RELTTLF = ‘Y’ if both RELPPFL and RELINFL =’Y’</text:span></text:p>
                      </text:list-item>
                    </text:list>
                  </text:list-item>
                </text:list>
              </text:list-item>
              <text:list-item>
                <text:p text:style-name="P13"><text:span text:style-name="T8">REUSEF – for 323/324 records, flag which record to use if there are &gt;1 relapses with the same start date.</text:span></text:p>
              </text:list-item>
              <text:list-item>
                <text:p text:style-name="P13"><text:span text:style-name="T8">RECNTFL – flag the records used in creating the variables required for the primary efficacy analysis such as HADRE, RETIME1, etc.</text:span></text:p>
              </text:list-item>
              <text:list-item>
                <text:p text:style-name="P13"><text:span text:style-name="T8">RE30FL – flag records that occurred within 30 days of a previous record, derived using records with RECNTFL=‘Y’ </text:span></text:p>
              </text:list-item>
              <text:list-item>
                <text:p text:style-name="P13"><text:span text:style-name="T8">REPRFL - flags which records were used in the primary efficacy analysis</text:span></text:p>
                <text:list>
                  <text:list-item>
                    <text:p text:style-name="P10"><text:span text:style-name="T10">For 223, =‘Y’ if RECAT in ('CLINICAL EPISODE' , ‘END’, ’CLINICAL EPISODE HISTORY’) and RECNTFL = 'Y‘ and RE30FL ^= 'Y‘;</text:span></text:p>
                  </text:list-item>
                  <text:list-item>
                    <text:p text:style-name="P10"><text:span text:style-name="T10">For 323/324/03409, =‘Y’ if RECAT in ('CLINICAL EPISODE' , ‘END’) and RECNTFL = 'Y‘ and RE30FL ^= 'Y‘; </text:span></text:p>
                  </text:list-item>
                  <text:list-item>
                    <text:p text:style-name="P10"><text:span text:style-name="T10">For all, event time REDT happens within specified time interval. </text:span></text:p>
                  </text:list-item>
                </text:list>
              </text:list-item>
              <text:list-item>
                <text:p text:style-name="P13"><text:span text:style-name="T15">223/323/324 flag variables can be carried from 223/323/324 ADREL</text:span></text:p>
              </text:list-item>
              <text:list-item>
                <text:p text:style-name="P13"><text:span text:style-name="T15">There should be multiple REPRFL <text:s/>variable (can take different variable names) <text:s/>to flag records used in each analysis interval (described in the previous slide). </text:span></text:p>
              </text:list-item>
              <text:list-item>
                <text:p text:style-name="P13"><text:span text:style-name="T15">Multiple sets of RETIME, RETIME1, RETIME2, HADRE, RENUM, REFLTIME <text:s/>variables (can take different variable names) <text:s/>will be derived based on records flagged by corresponding REPRFL.</text:spa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Common variables"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Common variables</text:span></text:p>
          </draw:text-box>
        </draw:frame>
        <draw:frame draw:name="Content Placeholder 2" presentation:style-name="pr6" draw:text-style-name="P12" draw:layer="layout" svg:width="21.84cm" svg:height="11.799cm" svg:x="1.742cm" svg:y="3.863cm" presentation:class="outline" presentation:user-transformed="true">
          <draw:text-box>
            <text:list text:style-name="L5">
              <text:list-item>
                <text:p text:style-name="P13"><text:span text:style-name="T18">USTUDYID,STUDYID,USUBJID,SUBJID,AGE,SEX,SEXN,RACE,RACEN,ETHNIC,ETHNICN</text:span><text:span text:style-name="T8">, </text:span><text:span text:style-name="T18">COUNTRY,COUNTRYC,COUNTRYN,REGION,REGIONN,SAFFL,FAFL,FA223FL,XTFL,POOLC,G1,XOVRFL,XOVERG,F32424FL,DATFLN,DRFL,RTFL,TRTP,TRTPN,TRTA,TRTAN,TRTSTDT,ALTMSDT,ALTMSFL,TRTPREV,TRTPREVN,RANDDT,RFSTDT,RFENDT,EDEOSDT</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List of Documents Included to Support ADSAD2 and ADREL2" draw:style-name="dp1" draw:master-page-name="Title_20_and_20_Content" presentation:presentation-page-layout-name="AL2T11">
        <draw:frame draw:name="Title 1" presentation:style-name="pr9" draw:text-style-name="P9" draw:layer="layout" svg:width="21.827cm" svg:height="2.336cm" svg:x="1.742cm" svg:y="0.789cm" presentation:class="title" presentation:user-transformed="true">
          <draw:text-box>
            <text:p text:style-name="P8"><text:span text:style-name="T5">List of Documents Included to Support ADSAD2 and ADREL2</text:span></text:p>
          </draw:text-box>
        </draw:frame>
        <draw:frame draw:name="Content Placeholder 2" presentation:style-name="pr8" draw:text-style-name="P12" draw:layer="layout" svg:width="21.84cm" svg:height="11.799cm" svg:x="1.742cm" svg:y="3.863cm" presentation:class="outline" presentation:user-transformed="true">
          <draw:text-box>
            <text:list text:style-name="L5">
              <text:list-item>
                <text:p text:style-name="P13"><text:span text:style-name="T8">CAMMS03409 ADSL, ADSLE, ADNS data (adsl, adsle, adns) and specs (adam_CAMMS03409_icsr_adsl, adam_CAMMS03409_icsr_adsle, adam_CAMMS03409_icsr_adns), 03409 ADAB data</text:span></text:p>
              </text:list-item>
              <text:list-item>
                <text:p text:style-name="P13"><text:span text:style-name="T8">223/323/324 ADREL and ADSAD specs: adam_adam_camms_adrel, adam_adam_camms_adsad</text:span></text:p>
              </text:list-item>
              <text:list-item>
                <text:p text:style-name="P13"><text:span text:style-name="T8">223/323/324 ADREL and ADSAD data sets: adrel_223, adsad_223, adrel_323, adrel_324, adsad_323, adsad_324</text:span></text:p>
              </text:list-item>
              <text:list-item>
                <text:p text:style-name="P13"><text:span text:style-name="T8">324 ADSAD and ADREL program (adrel_324.sas, adsad.sas)</text:span></text:p>
              </text:list-item>
              <text:list-item>
                <text:p text:style-name="P13"><text:span text:style-name="T8">03409 partial ADREL spec, you can use it as a reference for all flag variables: adam_CAMMS03409_icsr_adrel_partial</text:span></text:p>
              </text:list-item>
              <text:list-item>
                <text:p text:style-name="P13"><text:span text:style-name="T8">03409 SAP (camms03409-16-1-9-sap.pdf), 03409 CSR body (camms03409-1-15-body.pdf), 03409 CSR appendix 16-2-6 contains all efficacy tables and figures (camms03409_16_2_6_efficacy_data.pdf)</text:span></text:p>
              </text:list-item>
            </text:list>
            <text:p text:style-name="P19"><text:span text:style-name="T8"/></text:p>
          </draw:text-box>
        </draw:frame>
        <presentation:notes draw:style-name="dp2">
          <draw:page-thumbnail draw:style-name="gr1" draw:layer="layout" svg:width="14.848cm" svg:height="11.136cm" svg:x="3.075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Other Documents Included"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Other Documents Included</text:span></text:p>
          </draw:text-box>
        </draw:frame>
        <draw:frame draw:name="Content Placeholder 2" presentation:style-name="pr6" draw:text-style-name="P12" draw:layer="layout" svg:width="21.84cm" svg:height="11.799cm" svg:x="1.742cm" svg:y="3.863cm" presentation:class="outline" presentation:user-transformed="true">
          <draw:text-box>
            <text:list text:style-name="L5">
              <text:list-item>
                <text:p text:style-name="P20"><text:span text:style-name="T19">Previous submission Reviewer Guide for SDTM and Adam datasets</text:span></text:p>
              </text:list-item>
              <text:list-item>
                <text:p text:style-name="P20"><text:span text:style-name="T19">Previous submission efficacy SDTMs and ADaMs and specifications relevant to the new work</text:span></text:p>
              </text:list-item>
              <text:list-item>
                <text:p text:style-name="P20"><text:span text:style-name="T19">Previous submission table programs that were submitted to FDA</text:span></text:p>
              </text:list-item>
              <text:list-item>
                <text:p text:style-name="P20"><text:span text:style-name="T19">Annotated CRFs for all studies</text:span></text:p>
              </text:list-item>
              <text:list-item>
                <text:p text:style-name="P20"><text:span text:style-name="T19">CAMMS03409 study SDTMs </text:span></text:p>
              </text:list-item>
            </text:list>
          </draw:text-box>
        </draw:frame>
        <draw:frame draw:name="Slide Number Placeholder 3" presentation:style-name="pr11" draw:text-style-name="P6" draw:layer="layout" svg:width="1.34cm" svg:height="0.652cm" svg:x="22.459cm" svg:y="17.846cm" presentation:class="page-number" presentation:user-transformed="true">
          <draw:text-box>
            <text:p text:style-name="P5"><text:span text:style-name="T3">|</text:span><text:span text:style-name="T4"> <text:s text:c="8"/></text:span><text:span text:style-name="T3"><text:page-number>&lt;numéro&gt;</text:page-number></text:span></text:p>
          </draw:text-box>
        </draw:frame>
        <presentation:notes draw:style-name="dp2">
          <draw:page-thumbnail draw:style-name="gr1" draw:layer="layout" svg:width="14.848cm" svg:height="11.136cm" svg:x="3.075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Timelines"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Timelines</text:span></text:p>
          </draw:text-box>
        </draw:frame>
        <draw:frame draw:name="Content Placeholder 2" presentation:style-name="pr8" draw:text-style-name="P12" draw:layer="layout" svg:width="21.84cm" svg:height="11.799cm" svg:x="1.742cm" svg:y="3.863cm" presentation:class="outline" presentation:user-transformed="true">
          <draw:text-box>
            <text:list text:style-name="L5">
              <text:list-item>
                <text:p text:style-name="P13"><text:span text:style-name="T8">Cytel provides the specifications (ADSAD2, ADREL2) to Sanofi in two weeks (ADCOM will provide later based on the requirement from Sanofi).</text:span></text:p>
              </text:list-item>
              <text:list-item>
                <text:p text:style-name="P13"><text:span text:style-name="T8">Sanofi will review the specifications in two days.</text:span></text:p>
              </text:list-item>
              <text:list-item>
                <text:p text:style-name="P13"><text:span text:style-name="T8">Cytel then provides the draft datasets in two weeks after specifications are approved by Sanofi.</text:span></text:p>
              </text:list-item>
              <text:list-item>
                <text:p text:style-name="P13"><text:span text:style-name="T8">Cytel will validate datasets in one week and provide both production and QC programs to Sanofi.</text:span></text:p>
              </text:list-item>
              <text:list-item>
                <text:p text:style-name="P13"><text:span text:style-name="T8">Sanofi will provide the TOC and TLFS to Cytel</text:span></text:p>
              </text:list-item>
              <text:list-item>
                <text:p text:style-name="P13"><text:span text:style-name="T8">Cytel will provide the TLFS in three weeks (it can be provided by batches) (datasets may need to be modified through the TLFs production process).</text:span></text:p>
              </text:list-item>
              <text:list-item>
                <text:p text:style-name="P13"><text:span text:style-name="T8">Cytel will provide the ADRG</text:span></text:p>
              </text:list-item>
            </text:list>
            <text:p text:style-name="P13"><text:span text:style-name="T8"/></text:p>
          </draw:text-box>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Appendix" draw:style-name="dp1" draw:master-page-name="Title_20_and_20_Content" presentation:presentation-page-layout-name="AL2T11">
        <draw:frame draw:name="Title 1" presentation:style-name="pr9" draw:text-style-name="P9" draw:layer="layout" svg:width="22.859cm" svg:height="3.174cm" svg:x="1.099cm" svg:y="7.925cm" presentation:class="title" presentation:user-transformed="true">
          <draw:text-box>
            <text:p text:style-name="P1"><text:span text:style-name="T5">Appendix</text:span></text:p>
          </draw:text-box>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Algorithm of Deriving SAD6"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Algorithm of Deriving SAD6</text:span></text:p>
          </draw:text-box>
        </draw:frame>
        <draw:frame draw:name="Content Placeholder 2" presentation:style-name="pr6" draw:text-style-name="P12" draw:layer="layout" svg:width="21.84cm" svg:height="11.799cm" svg:x="1.742cm" svg:y="3.863cm" presentation:class="outline" presentation:user-transformed="true">
          <draw:text-box>
            <text:list text:style-name="L5">
              <text:list-item>
                <text:p text:style-name="P21"><text:span text:style-name="T20">The SAD algorithm uses the EDSS observations from the start of the interval through the end. Unscheduled visits are not used in the SAD algorithm so only use EDSS observations where ADNS.ANLFL = 'Y'. <text:s/>To identify the EDSS observations contributing to SAD, loop over the post-baseline EDSS scores. <text:s/>If BASE = 0 and CHG &gt;= 1.5 or if BASE &gt; 0 and CHG &gt;= 1 (Condition 1), then a potential SAD event has begun. If the analysis type starts from extension study, then use BASEEXT and CHGEXT. Check to see if the potential SAD continues by identifying whether the next EDSS also satisfies Condition 1. <text:s/>If it does, then go to Step 1. <text:s/>If it does not, then go to Step 3. <text:s/></text:span></text:p>
              </text:list-item>
              <text:list-item>
                <text:p text:style-name="P21"><text:span text:style-name="T20">Step 1: <text:s/>Calculate the number of days between the start of the potential SAD event and the next EDSS (refer to this difference as LWIN) and proceed to Step 2a if the current EDSS is not the last EDSS or Step 2b if the current EDSS is the last EDSS. <text:s/></text:span></text:p>
              </text:list-item>
              <text:list-item>
                <text:p text:style-name="P21"><text:span text:style-name="T20">Step 2a: <text:s/>If LWIN &lt; 154, then continue checking EDSS scores for Condition 1, recalculating LWIN and checking if LWIN is &gt;= 154. <text:s/>The first time a string of EDSS scores all satisfy Condition 1 and LWIN &gt;= 154 then EDSSFN = 1 for that string and 0 for all other EDSS observations and the algorithm is complete. <text:s/>If Condition 1 is not satisfied, then go to Step 3. <text:s/>If the last EDSS is reached and LWIN &lt; 154 then EDSSFN = 0 for all EDSS observations and the algorithm is complete. <text:s/></text:span></text:p>
              </text:list-item>
              <text:list-item>
                <text:p text:style-name="P21"><text:span text:style-name="T20">Step 2b: <text:s/>If LWIN &gt;= 63 and the current EDSS is the last EDSS visit then EDSSFN = 1 for that string and 0 for all other EDSS observations and the algorithm is complete. <text:s/>If the current EDSS is the last EDSS visit and LWIN &lt; 63 then EDSSFN = 0 for all EDSS observations and the algorithm is complete. <text:s/></text:span></text:p>
              </text:list-item>
              <text:list-item>
                <text:p text:style-name="P21"><text:span text:style-name="T20">Step 3: <text:s/>Continue loop over EDSS scores to see if a potential SAD event begins (Condition 1), if one does then go to Step 1. <text:s/>If one does not then EDSSFN = 0 for all EDSS scores and the algorithm is complete.</text:span></text:p>
              </text:list-item>
              <text:list-item>
                <text:p text:style-name="P21"><text:span text:style-name="T20">After EDSSFN is defined, for each analysis type, identify first <text:s/>EDSSFN=1. If identified then an event has occurred and set HADSAD6 = 1, SAD6DT = ADNS.ADNSDTC (associated with the first EDSSFN = 1) and SAD6TM = SAD6DT - Interval start time. If there is no event identified, then the patient is censored: <text:s/>HADSAD6 = 0, SAD6DT is set equal to the interval end date.and EVTTIME = SAD6DT - Interval Start Time.</text:span></text:p>
              </text:list-item>
            </text:list>
            <text:p text:style-name="P21"><text:span text:style-name="T20"/></text:p>
          </draw:text-box>
        </draw:frame>
        <presentation:notes draw:style-name="dp2">
          <draw:page-thumbnail draw:style-name="gr1" draw:layer="layout" svg:width="14.848cm" svg:height="11.136cm" svg:x="3.075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Algorithm of Deriving SRD6" draw:style-name="dp1" draw:master-page-name="Title_20_and_20_Content" presentation:presentation-page-layout-name="AL2T11">
        <draw:frame draw:name="Title 1" presentation:style-name="pr5" draw:text-style-name="P9" draw:layer="layout" svg:width="21.827cm" svg:height="2.336cm" svg:x="1.742cm" svg:y="0.789cm" presentation:class="title" presentation:user-transformed="true">
          <draw:text-box>
            <text:p text:style-name="P8"><text:span text:style-name="T5">Algorithm of Deriving SRD6</text:span></text:p>
          </draw:text-box>
        </draw:frame>
        <draw:frame draw:name="Content Placeholder 2" presentation:style-name="pr8" draw:text-style-name="P12" draw:layer="layout" svg:width="21.84cm" svg:height="11.799cm" svg:x="1.742cm" svg:y="3.863cm" presentation:class="outline" presentation:user-transformed="true">
          <draw:text-box>
            <text:list text:style-name="L5">
              <text:list-item>
                <text:p text:style-name="P22"><text:span text:style-name="T21">For SRD, follow the similar algorithm listed in HADSAD6. Use ADNS dataset. For each analysis type, create an intermediate variable EDSSFN (=1 or 0). For each analysis type, use corresponding start and end of the interval. The SRD algorithm uses the EDSS observations from the start of the interval through the end. Unscheduled visits are not used in the SRD algorithm so only use EDSS observations where ADNS.ANLFL = 'Y'. <text:s/>To identify the EDSS observations contributing to SRD, loop over the post-baseline EDSS scores. <text:s/>If BASE &gt;= 2 and CHG &lt;= -1 then a potential SRD event has begun. If the analysis type starts from extension study, then use BASEEXT and CHGEXT Check to see if the potential SRD continues by identifying whether the next EDSS also satisfies Condition 1. <text:s/>If it does, then go to Step 1. <text:s/>If it does not, then go to Step 3. <text:s/></text:span></text:p>
              </text:list-item>
            </text:list>
            <text:p text:style-name="P22"><text:span text:style-name="T21"/></text:p>
            <text:list text:continue-numbering="true" text:style-name="L5">
              <text:list-item>
                <text:p text:style-name="P22"><text:span text:style-name="T21">Step 1: <text:s/>Calculate the number of days between the start of the potential SRD event and the next EDSS (refer to this difference as LWIN) and proceed to Step 2a if the current EDSS is not the last EDSS or Step 2b if the current EDSS is the last EDSS. <text:s/></text:span></text:p>
              </text:list-item>
            </text:list>
            <text:p text:style-name="P22"><text:span text:style-name="T21"/></text:p>
            <text:list text:continue-numbering="true" text:style-name="L5">
              <text:list-item>
                <text:p text:style-name="P22"><text:span text:style-name="T21">Step 2a: <text:s/>If LWIN &lt; 154, then continue checking EDSS scores for Condition 1, recalculating LWIN and checking if LWIN is &gt;= 154. <text:s/>The first time a string of EDSS scores all satisfy Condition 1 and LWIN &gt;= 154 then EDSSFN = 1 for that string and 0 for all other EDSS observations and the algorithm is complete. <text:s/>If the last EDSS is reached and LWIN &lt; 154 then EDSSFN = 0 for all EDSS observations and the algorithm is complete. <text:s/></text:span></text:p>
              </text:list-item>
            </text:list>
            <text:p text:style-name="P22"><text:span text:style-name="T21"/></text:p>
            <text:list text:continue-numbering="true" text:style-name="L5">
              <text:list-item>
                <text:p text:style-name="P22"><text:span text:style-name="T21">Step 2b: <text:s/>If LWIN &gt;= 63 and the current EDSS is the last EDSS visit then EDSSFN = 1 for that string and 0 for all other EDSS observations and the algorithm is complete. <text:s/>If the current EDSS is the last EDSS visit and LWIN &lt; 63 then EDSSFN = 0 for all EDSS observations and the algorithm is complete. <text:s/></text:span></text:p>
              </text:list-item>
            </text:list>
            <text:p text:style-name="P22"><text:span text:style-name="T21"/></text:p>
            <text:list text:continue-numbering="true" text:style-name="L5">
              <text:list-item>
                <text:p text:style-name="P22"><text:span text:style-name="T21">Step 3: <text:s/>Continue loop over EDSS scores to see if a potential SAD event begins (Condition 1), if one does then go to Step 1. <text:s/>If one does not then EDSSFN = 0 for all EDSS scores and the algorithm is complete.</text:span></text:p>
              </text:list-item>
            </text:list>
            <text:p text:style-name="P22"><text:span text:style-name="T21"/></text:p>
            <text:list text:continue-numbering="true" text:style-name="L5">
              <text:list-item>
                <text:p text:style-name="P22"><text:span text:style-name="T21">After EDSSFN is defined, for each analysis type, identify first <text:s/>EDSSFN=1. If identified then an event has occurred and set HADSRD6 = 1, SRD6DT = ADNS.ADNSDTC (associated with the first EDSSFN = 1) and SRD6TM = SRD6DT - Interval start time. If there is no event identified, then the patient is censored: <text:s/>HADSRD6 = 0, SRD6DT is set equal to the interval end date.and EVTTIME = SRD6DT - Interval Start Time.</text:span></text:p>
              </text:list-item>
            </text:list>
            <text:p text:style-name="P13"><text:span text:style-name="T8"/></text:p>
          </draw:text-box>
        </draw:frame>
        <presentation:notes draw:style-name="dp2">
          <draw:page-thumbnail draw:style-name="gr1" draw:layer="layout" svg:width="14.848cm" svg:height="11.136cm" svg:x="3.075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0">
        <draw:frame draw:name="Rectangle 5" presentation:style-name="pr3" draw:text-style-name="P24" draw:layer="layout" svg:width="1.34cm" svg:height="0.652cm" svg:x="22.459cm" svg:y="17.846cm" presentation:class="page-number" presentation:user-transformed="true">
          <draw:text-box>
            <text:p text:style-name="P23"><text:span text:style-name="T4"><text:s text:c="8"/></text:span><text:span text:style-name="T3"><text:page-number>&lt;numéro&gt;</text:page-number></text:span></text:p>
          </draw:text-box>
        </draw:frame>
        <draw:frame draw:name="Rectangle 2" presentation:style-name="pr1" draw:text-style-name="P2" draw:layer="layout" svg:width="19cm" svg:height="7.597cm" svg:x="3.499cm" svg:y="4.924cm" presentation:class="title" presentation:user-transformed="true">
          <draw:text-box>
            <text:p text:style-name="P25"><text:span text:style-name="T22"><text:line-break/></text:span><text:span text:style-name="T22"><text:line-break/></text:span><text:span text:style-name="T23"> </text:span><text:span text:style-name="T23">Programming Notes</text:span><text:span text:style-name="T22"><text:line-break/></text:span><text:span text:style-name="T22"/></text:p>
          </draw:text-box>
        </draw:frame>
        <draw:frame draw:name="Rectangle 3" presentation:style-name="pr2" draw:text-style-name="P4" draw:layer="layout" svg:width="17.955cm" svg:height="2.737cm" svg:x="4.101cm" svg:y="11.924cm" presentation:class="subtitle" presentation:user-transformed="true">
          <draw:text-box>
            <text:p text:style-name="P26"><text:span text:style-name="T24"/></text:p>
            <text:p text:style-name="P27"><text:span text:style-name="T25"/></text:p>
            <text:p text:style-name="P27"><text:span text:style-name="T25"/></text:p>
            <text:p text:style-name="P27"><text:span text:style-name="T25"/></text:p>
          </draw:text-box>
        </draw:frame>
        <presentation:notes draw:style-name="dp2">
          <draw:page-thumbnail draw:style-name="gr1"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1. Programming  and Convention     " draw:style-name="dp1" draw:master-page-name="Title_20_and_20_Content" presentation:presentation-page-layout-name="AL2T11">
        <draw:frame draw:name="Rectangle 5" presentation:style-name="pr11" draw:text-style-name="P24" draw:layer="layout" svg:width="1.34cm" svg:height="0.652cm" svg:x="22.459cm" svg:y="17.846cm" presentation:class="page-number" presentation:user-transformed="true">
          <draw:text-box>
            <text:p text:style-name="P23"><text:span text:style-name="T3"><text:page-number>&lt;numéro&gt;</text:page-number></text:span></text:p>
          </draw:text-box>
        </draw:frame>
        <draw:frame draw:name="Title 1" presentation:style-name="pr9" draw:text-style-name="P9" draw:layer="layout" svg:width="21.827cm" svg:height="1.198cm" svg:x="1.742cm" svg:y="1.526cm" presentation:class="title" presentation:user-transformed="true">
          <draw:text-box>
            <text:p text:style-name="P8"><text:span text:style-name="T26">1. Programming <text:s/>and Convention </text:span><text:span text:style-name="T27"><text:s text:c="3"/></text:span><text:span text:style-name="T28"><text:s/></text:span></text:p>
          </draw:text-box>
        </draw:frame>
        <draw:frame draw:name="Content Placeholder 2" presentation:style-name="pr6" draw:text-style-name="P12" draw:layer="layout" svg:width="22.004cm" svg:height="13.003cm" svg:x="1.698cm" svg:y="3.523cm" presentation:class="outline" presentation:user-transformed="true">
          <draw:text-box>
            <text:list text:style-name="L5">
              <text:list-item>
                <text:p text:style-name="P11"><text:span text:style-name="T29">Must follow the Good Programming Practice: RDWIN-000023 </text:span></text:p>
              </text:list-item>
            </text:list>
            <text:p text:style-name="P28"><text:span text:style-name="T30"/></text:p>
            <text:list text:continue-numbering="true" text:style-name="L5">
              <text:list-item>
                <text:p text:style-name="P11"><text:span text:style-name="T29">Lower case for all codes, program names and output names.</text:span></text:p>
              </text:list-item>
            </text:list>
            <text:p text:style-name="P28"><text:span text:style-name="T30"/></text:p>
            <text:list text:continue-numbering="true" text:style-name="L5">
              <text:list-item>
                <text:p text:style-name="P11"><text:span text:style-name="T29">Datasets program name: <text:s/>use dataset name: eg: adsad2.sas; adrel2.sas; adcom.sas</text:span></text:p>
              </text:list-item>
            </text:list>
            <text:p text:style-name="P28"><text:span text:style-name="T30"/></text:p>
            <text:list text:continue-numbering="true" text:style-name="L5">
              <text:list-item>
                <text:p text:style-name="P11"><text:span text:style-name="T29">TLF program name (will be specified by stats)</text:span></text:p>
              </text:list-item>
            </text:list>
            <text:p text:style-name="P29"><text:span text:style-name="T29"><text:tab/></text:span><text:span text:style-name="T29">e.g. te_mmrm_pr_edss.sas; te_rr_cmsrelappr24fe.sas</text:span><text:span text:style-name="T29"><text:tab/></text:span></text:p>
            <text:p text:style-name="P30"><text:span text:style-name="T30"/></text:p>
            <text:list text:continue-numbering="true" text:style-name="L5">
              <text:list-item>
                <text:p text:style-name="P29"><text:span text:style-name="T29">All qc program name: adding prefix “qc_” before the production program; eg. qc_adsad2.sas; qc_adrel2.sas; qc_te_rr_cmsrelappr24fe.sas</text:span></text:p>
              </text:list-item>
            </text:list>
            <text:p text:style-name="P30"><text:span text:style-name="T30"/></text:p>
            <text:list text:continue-numbering="true" text:style-name="L5">
              <text:list-item>
                <text:p text:style-name="P29"><text:span text:style-name="T29">If necessary for any <text:s/>adhoc program name: use prefix “zz _” eg: zz_ adsad2_check:</text:span></text:p>
              </text:list-item>
            </text:list>
            <text:p text:style-name="P30"><text:span text:style-name="T30"/></text:p>
            <text:list text:continue-numbering="true" text:style-name="L5">
              <text:list-item>
                <text:p text:style-name="P29"><text:span text:style-name="T29">No error, warning, invalid, initial in the log files from program execution. Try to limit using word “error”, “warning” in program codes. Please also check word “Note” in the logs for any potential issue.</text:span></text:p>
              </text:list-item>
            </text:list>
            <text:p text:style-name="P30"><text:span text:style-name="T30"/></text:p>
            <text:list text:continue-numbering="true" text:style-name="L5">
              <text:list-item>
                <text:p text:style-name="P29"><text:span text:style-name="T29">Use SAS version 9.4 with codes compatible with SAS version 9.2</text:span></text:p>
              </text:list-item>
              <text:list-item>
                <text:p text:style-name="P29"><text:span text:style-name="T29">Deliver dataset, program(production &amp; QC), log and output files together in the zip file.</text:span></text:p>
              </text:list-item>
            </text:list>
            <text:p text:style-name="P29"><text:span text:style-name="T31"/></text:p>
          </draw:text-box>
        </draw:frame>
        <presentation:notes draw:style-name="dp3">
          <draw:frame draw:name="Rectangle 7" presentation:style-name="pr12" draw:text-style-name="P32" draw:layer="layout" svg:width="8.435cm" svg:height="1.291cm" svg:x="11.033cm" svg:y="24.527cm" presentation:class="page-number" presentation:user-transformed="true">
            <draw:text-box>
              <text:p text:style-name="P31"><text:span text:style-name="T32"><text:page-number>&lt;numéro&gt;</text:page-number></text:span></text:p>
            </draw:text-box>
          </draw:frame>
          <draw:page-thumbnail draw:name="Rectangle 2" draw:style-name="gr1" draw:layer="layout" svg:width="12.911cm" svg:height="9.683cm" svg:x="3.281cm" svg:y="1.936cm" draw:page-number="22" presentation:class="page"/>
          <draw:frame draw:name="Rectangle 3" presentation:style-name="pr13" draw:text-style-name="P33" draw:layer="layout" svg:width="15.583cm" svg:height="11.619cm" svg:x="1.945cm" svg:y="12.268cm" presentation:class="notes" presentation:placeholder="true" presentation:user-transformed="true">
            <draw:text-box/>
          </draw:frame>
        </presentation:notes>
      </draw:page>
      <draw:page draw:name="2. Input Raw Data" draw:style-name="dp1" draw:master-page-name="Title_20_and_20_Content" presentation:presentation-page-layout-name="AL2T11">
        <draw:frame draw:name="Rectangle 5" presentation:style-name="pr11" draw:text-style-name="P24" draw:layer="layout" svg:width="1.34cm" svg:height="0.652cm" svg:x="22.459cm" svg:y="17.846cm" presentation:class="page-number" presentation:user-transformed="true">
          <draw:text-box>
            <text:p text:style-name="P23"><text:span text:style-name="T3"><text:page-number>&lt;numéro&gt;</text:page-number></text:span></text:p>
          </draw:text-box>
        </draw:frame>
        <draw:frame draw:name="Title 1" presentation:style-name="pr9" draw:text-style-name="P9" draw:layer="layout" svg:width="21.827cm" svg:height="1.198cm" svg:x="1.742cm" svg:y="1.526cm" presentation:class="title" presentation:user-transformed="true">
          <draw:text-box>
            <text:p text:style-name="P8"><text:span text:style-name="T26">2. Input Raw Data</text:span></text:p>
          </draw:text-box>
        </draw:frame>
        <draw:frame draw:name="Content Placeholder 2" presentation:style-name="pr6" draw:text-style-name="P12" draw:layer="layout" svg:width="22.004cm" svg:height="13.003cm" svg:x="1.698cm" svg:y="3.523cm" presentation:class="outline" presentation:user-transformed="true">
          <draw:text-box>
            <text:list text:style-name="L5">
              <text:list-item>
                <text:p text:style-name="P11"><text:span text:style-name="T29">SDTM datasets (all SDTM datasets)</text:span></text:p>
              </text:list-item>
            </text:list>
            <text:p text:style-name="P29"><text:span text:style-name="T29"/></text:p>
            <text:list text:continue-numbering="true" text:style-name="L5">
              <text:list-item>
                <text:p text:style-name="P29"><text:span text:style-name="T29">ADaM datasets (selected datasets)</text:span></text:p>
              </text:list-item>
            </text:list>
            <text:p text:style-name="P29"><text:span text:style-name="T29"/></text:p>
            <text:list text:continue-numbering="true" text:style-name="L5">
              <text:list-item>
                <text:p text:style-name="P29"><text:span text:style-name="T29">If there is any other external data, please specified it in the ADaM specification.</text:span></text:p>
              </text:list-item>
            </text:list>
            <text:p text:style-name="P29"><text:span text:style-name="T29"/></text:p>
            <text:p text:style-name="P29"><text:span text:style-name="T29"/></text:p>
            <text:p text:style-name="P29"><text:span text:style-name="T31"/></text:p>
          </draw:text-box>
        </draw:frame>
        <presentation:notes draw:style-name="dp3">
          <draw:frame draw:name="Rectangle 7" presentation:style-name="pr12" draw:text-style-name="P32" draw:layer="layout" svg:width="8.435cm" svg:height="1.291cm" svg:x="11.033cm" svg:y="24.527cm" presentation:class="page-number" presentation:user-transformed="true">
            <draw:text-box>
              <text:p text:style-name="P31"><text:span text:style-name="T32"><text:page-number>&lt;numéro&gt;</text:page-number></text:span></text:p>
            </draw:text-box>
          </draw:frame>
          <draw:page-thumbnail draw:name="Rectangle 2" draw:style-name="gr1" draw:layer="layout" svg:width="12.911cm" svg:height="9.683cm" svg:x="3.281cm" svg:y="1.936cm" draw:page-number="23" presentation:class="page"/>
          <draw:frame draw:name="Rectangle 3" presentation:style-name="pr14" draw:text-style-name="P33" draw:layer="layout" svg:width="15.583cm" svg:height="11.619cm" svg:x="1.945cm" svg:y="12.268cm" presentation:class="notes" presentation:placeholder="true" presentation:user-transformed="true">
            <draw:text-box/>
          </draw:frame>
        </presentation:notes>
      </draw:page>
      <draw:page draw:name="3. Program Header, Libname, formats and execution" draw:style-name="dp1" draw:master-page-name="Title_20_and_20_Content" presentation:presentation-page-layout-name="AL2T11">
        <draw:frame draw:name="Rectangle 5" presentation:style-name="pr11" draw:text-style-name="P24" draw:layer="layout" svg:width="1.34cm" svg:height="0.652cm" svg:x="22.459cm" svg:y="17.846cm" presentation:class="page-number" presentation:user-transformed="true">
          <draw:text-box>
            <text:p text:style-name="P23"><text:span text:style-name="T3"><text:page-number>&lt;numéro&gt;</text:page-number></text:span></text:p>
          </draw:text-box>
        </draw:frame>
        <draw:frame draw:name="Title 1" presentation:style-name="pr9" draw:text-style-name="P9" draw:layer="layout" svg:width="21.827cm" svg:height="1.198cm" svg:x="1.742cm" svg:y="1.526cm" presentation:class="title" presentation:user-transformed="true">
          <draw:text-box>
            <text:p text:style-name="P8"><text:span text:style-name="T26">3. Program Header, Libname, formats and execution</text:span></text:p>
          </draw:text-box>
        </draw:frame>
        <draw:frame draw:name="Content Placeholder 2" presentation:style-name="pr6" draw:text-style-name="P12" draw:layer="layout" svg:width="22.004cm" svg:height="4.2cm" svg:x="1.698cm" svg:y="3.523cm" presentation:class="outline" presentation:user-transformed="true">
          <draw:text-box>
            <text:list text:style-name="L5">
              <text:list-item>
                <text:p text:style-name="P11"><text:span text:style-name="T31">Program Header: please see attachment: program_header_example.docx</text:span></text:p>
              </text:list-item>
              <text:list-item>
                <text:p text:style-name="P11"><text:span text:style-name="T31">Libname in the program: Follow <text:s/>attachment programs from CAMMS324 submission</text:span></text:p>
              </text:list-item>
              <text:list-item>
                <text:p text:style-name="P11"><text:span text:style-name="T31">Program format should be included in the each individual programs: See sample programs in the attachment.</text:span></text:p>
              </text:list-item>
              <text:list-item>
                <text:p text:style-name="P11"><text:span text:style-name="T31">Make sure that each program can be re-run individually without calling any sub-programs and external formats.</text:span></text:p>
              </text:list-item>
            </text:list>
            <text:p text:style-name="P29"><text:span text:style-name="T31"/></text:p>
            <text:p text:style-name="P29"><text:span text:style-name="T31"/></text:p>
          </draw:text-box>
        </draw:frame>
        <draw:frame draw:name="Picture 6" draw:style-name="gr2" draw:text-style-name="P15" draw:layer="layout" svg:width="7.434cm" svg:height="2.433cm" svg:x="14.9cm" svg:y="7.525cm">
          <draw:image xlink:href="Pictures/10000000000001190000005C2F12D3A7CAF879D3.png" xlink:type="simple" xlink:show="embed" xlink:actuate="onLoad">
            <text:p/>
          </draw:image>
        </draw:frame>
        <draw:frame draw:name="Picture 7" draw:style-name="gr2" draw:text-style-name="P15" draw:layer="layout" svg:width="10.319cm" svg:height="4.73cm" svg:x="13.7cm" svg:y="10.725cm">
          <draw:image xlink:href="Pictures/100000000000036F000001936835467D06152628.png" xlink:type="simple" xlink:show="embed" xlink:actuate="onLoad">
            <text:p/>
          </draw:image>
        </draw:frame>
        <draw:frame draw:name="Picture 2" draw:style-name="gr2" draw:text-style-name="P15" draw:layer="layout" svg:width="11.245cm" svg:height="6.677cm" svg:x="1.699cm" svg:y="8.125cm">
          <draw:image xlink:href="Pictures/10000000000002CA000001A8C98FFD4158BEC839.png" xlink:type="simple" xlink:show="embed" xlink:actuate="onLoad">
            <text:p/>
          </draw:image>
        </draw:frame>
        <presentation:notes draw:style-name="dp3">
          <draw:frame draw:name="Rectangle 7" presentation:style-name="pr12" draw:text-style-name="P32" draw:layer="layout" svg:width="8.435cm" svg:height="1.291cm" svg:x="11.033cm" svg:y="24.527cm" presentation:class="page-number" presentation:user-transformed="true">
            <draw:text-box>
              <text:p text:style-name="P31"><text:span text:style-name="T32"><text:page-number>&lt;numéro&gt;</text:page-number></text:span></text:p>
            </draw:text-box>
          </draw:frame>
          <draw:page-thumbnail draw:name="Rectangle 2" draw:style-name="gr1" draw:layer="layout" svg:width="12.911cm" svg:height="9.683cm" svg:x="3.281cm" svg:y="1.936cm" draw:page-number="24" presentation:class="page"/>
          <draw:frame draw:name="Rectangle 3" presentation:style-name="pr15" draw:text-style-name="P33" draw:layer="layout" svg:width="15.583cm" svg:height="11.619cm" svg:x="1.945cm" svg:y="12.268cm" presentation:class="notes" presentation:placeholder="true" presentation:user-transformed="true">
            <draw:text-box/>
          </draw:frame>
        </presentation:notes>
      </draw:page>
      <draw:page draw:name="4. SDTM Metadata &amp; ADaM excel specification sample" draw:style-name="dp1" draw:master-page-name="Title_20_and_20_Content" presentation:presentation-page-layout-name="AL2T11">
        <draw:frame draw:name="Rectangle 5" presentation:style-name="pr11" draw:text-style-name="P24" draw:layer="layout" svg:width="1.34cm" svg:height="0.652cm" svg:x="22.459cm" svg:y="17.846cm" presentation:class="page-number" presentation:user-transformed="true">
          <draw:text-box>
            <text:p text:style-name="P23"><text:span text:style-name="T3"><text:page-number>&lt;numéro&gt;</text:page-number></text:span></text:p>
          </draw:text-box>
        </draw:frame>
        <draw:frame draw:name="Title 1" presentation:style-name="pr9" draw:text-style-name="P9" draw:layer="layout" svg:width="21.827cm" svg:height="1.198cm" svg:x="1.742cm" svg:y="1.526cm" presentation:class="title" presentation:user-transformed="true">
          <draw:text-box>
            <text:p text:style-name="P8"><text:span text:style-name="T26">4. SDTM Metadata &amp; ADaM excel specification sample</text:span></text:p>
          </draw:text-box>
        </draw:frame>
        <draw:frame draw:name="Content Placeholder 2" presentation:style-name="pr6" draw:text-style-name="P12" draw:layer="layout" svg:width="22.004cm" svg:height="13.003cm" svg:x="1.698cm" svg:y="3.523cm" presentation:class="outline" presentation:user-transformed="true">
          <draw:text-box>
            <text:p text:style-name="P11"><text:span text:style-name="T29"/></text:p>
            <text:list text:style-name="L5">
              <text:list-item>
                <text:p text:style-name="P11"><text:span text:style-name="T29">Dataset Metadata: see attached excel file: metadata_dds_camms03409.xls</text:span></text:p>
              </text:list-item>
            </text:list>
            <text:p text:style-name="P11"><text:span text:style-name="T29"/></text:p>
            <text:list text:continue-numbering="true" text:style-name="L5">
              <text:list-item>
                <text:p text:style-name="P11"><text:span text:style-name="T29">Control Terminology: See attached excel file: metadata_cntrterm_camms.xls</text:span></text:p>
              </text:list-item>
            </text:list>
            <text:p text:style-name="P29"><text:span text:style-name="T29"/></text:p>
            <text:list text:continue-numbering="true" text:style-name="L5">
              <text:list-item>
                <text:p text:style-name="P29"><text:span text:style-name="T29">Value Leval Metadata: see attache excel file: metadata_valmeta_camms.xls</text:span></text:p>
              </text:list-item>
            </text:list>
            <text:p text:style-name="P29"><text:span text:style-name="T29"/></text:p>
            <text:list text:continue-numbering="true" text:style-name="L5">
              <text:list-item>
                <text:p text:style-name="P29"><text:span text:style-name="T29">Use attached “adam_CAMMS03409_fda_adsl_sample.xls” to write the specification for ADREL2, ADSAD2 and ADCOM. <text:s/>The max comments length is 900 characters. <text:s/>Try to keep in 900 characters in length. </text:span></text:p>
              </text:list-item>
            </text:list>
            <text:p text:style-name="P29"><text:span text:style-name="T29"/></text:p>
            <text:p text:style-name="P29"><text:span text:style-name="T29"/></text:p>
            <text:p text:style-name="P29"><text:span text:style-name="T31"/></text:p>
          </draw:text-box>
        </draw:frame>
        <presentation:notes draw:style-name="dp3">
          <draw:frame draw:name="Rectangle 7" presentation:style-name="pr12" draw:text-style-name="P32" draw:layer="layout" svg:width="8.435cm" svg:height="1.291cm" svg:x="11.033cm" svg:y="24.527cm" presentation:class="page-number" presentation:user-transformed="true">
            <draw:text-box>
              <text:p text:style-name="P31"><text:span text:style-name="T32"><text:page-number>&lt;numéro&gt;</text:page-number></text:span></text:p>
            </draw:text-box>
          </draw:frame>
          <draw:page-thumbnail draw:name="Rectangle 2" draw:style-name="gr1" draw:layer="layout" svg:width="12.911cm" svg:height="9.683cm" svg:x="3.281cm" svg:y="1.936cm" draw:page-number="25" presentation:class="page"/>
          <draw:frame draw:name="Rectangle 3" presentation:style-name="pr16" draw:text-style-name="P33" draw:layer="layout" svg:width="15.583cm" svg:height="11.619cm" svg:x="1.945cm" svg:y="12.268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DC00000465FCD7AAF765AAD7E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444492" style:text-outline="false" style:text-line-through-style="none" style:text-line-through-type="none" style:text-position="0% 100%" style:font-name="Arial" fo:font-family="Arial" fo:font-size="32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de" style:country-asian="DE" style:font-style-asian="normal" style:font-weight-asian="normal" style:font-name-complex="Arial" style:font-family-complex="Arial" style:font-size-complex="32pt" style:language-complex="de" style:country-complex="DE"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989898"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name-complex="Arial" style:font-family-complex="Arial" style:font-size-complex="16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989898"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name-complex="Arial" style:font-family-complex="Arial" style:font-size-complex="16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989898"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name-complex="Arial" style:font-family-complex="Arial" style:font-size-complex="16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444492" style:text-outline="false" style:text-line-through-style="none" style:text-line-through-type="none" style:text-position="0% 100%" style:font-name="Arial" fo:font-family="Arial" fo:font-size="30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language-asian="de" style:country-asian="DE" style:font-style-asian="normal" style:font-weight-asian="normal" style:font-name-complex="Arial" style:font-family-complex="Arial" style:font-size-complex="30pt" style:language-complex="de" style:country-complex="DE"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444492" style:text-outline="false" style:text-line-through-style="none" style:text-line-through-type="none" style:text-position="0% 100%" style:font-name="Arial" fo:font-family="Arial" fo:font-size="32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de" style:country-asian="DE" style:font-style-asian="normal" style:font-weight-asian="normal" style:font-name-complex="Arial" style:font-family-complex="Arial" style:font-size-complex="32pt" style:language-complex="de" style:country-complex="DE"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989898"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name-complex="Arial" style:font-family-complex="Arial" style:font-size-complex="16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989898"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name-complex="Arial" style:font-family-complex="Arial"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989898"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name-complex="Arial" style:font-family-complex="Ari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444492" style:text-outline="false" style:text-line-through-style="none" style:text-line-through-type="none" style:text-position="0% 100%" style:font-name="Arial" fo:font-family="Arial" fo:font-size="30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language-asian="de" style:country-asian="DE" style:font-style-asian="normal" style:font-weight-asian="normal" style:font-name-complex="Arial" style:font-family-complex="Arial" style:font-size-complex="30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3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simple" style:writing-mode="lr-tb"/>
      <style:text-properties fo:font-size="44pt"/>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top="0cm" fo:margin-bottom="0cm" fo:line-height="100%" fo:text-align="end"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8pt" style:font-size-asian="14pt" style:font-size-complex="14pt"/>
    </style:style>
    <style:style style:name="MP10" style:family="paragraph">
      <style:paragraph-properties fo:margin-top="0cm" fo:margin-bottom="0cm" fo:line-height="90%" fo:text-align="start" style:punctuation-wrap="simple" style:writing-mode="lr-tb"/>
      <style:text-properties fo:font-size="30pt"/>
    </style:style>
    <style:style style:name="MP11" style:family="paragraph">
      <loext:graphic-properties draw:fill="none"/>
      <style:paragraph-properties fo:text-align="start" style:font-independent-line-spacing="true"/>
      <style:text-properties fo:font-size="30pt"/>
    </style:style>
    <style:style style:name="MP12"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13" style:family="paragraph">
      <style:paragraph-properties fo:margin-left="0cm" fo:margin-right="0cm" fo:margin-top="0.113cm" fo:margin-bottom="0cm" fo:line-height="100%" fo:text-align="start" fo:text-indent="0cm" style:punctuation-wrap="simple" style:writing-mode="lr-tb"/>
      <style:text-properties fo:font-size="32pt"/>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name-complex="Ari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16% 58%"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4" style:family="text">
      <style:text-properties fo:font-variant="normal" fo:text-transform="none" fo:color="#989898"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MT5" style:family="text">
      <style:text-properties fo:font-variant="normal" fo:text-transform="none" fo:color="#444492"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MT6" style:family="text">
      <style:text-properties fo:font-variant="normal" fo:text-transform="none" fo:color="#989898"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MT7" style:family="text">
      <style:text-properties fo:font-variant="normal" fo:text-transform="none" fo:color="#989898"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98989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271cm" text:min-label-width="0.793cm"/>
        <style:text-properties fo:font-family="Verdana" style:font-family-generic="swiss" style:font-pitch="variable" fo:color="#44449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271cm" text:min-label-width="0.793cm"/>
        <style:text-properties fo:font-family="Verdana" style:font-family-generic="swiss" style:font-pitch="variable" fo:color="#444492" fo:font-size="100%"/>
      </text:list-level-style-bullet>
      <text:list-level-style-bullet text:level="3" text:bullet-char="•">
        <style:list-level-properties text:space-before="2.541cm" text:min-label-width="0.634cm"/>
        <style:text-properties fo:font-family="StarSymbol" fo:color="#751d1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271cm" text:min-label-width="0.793cm"/>
        <style:text-properties fo:font-family="Verdana" style:font-family-generic="swiss" style:font-pitch="variable" fo:color="#444492" fo:font-size="100%"/>
      </text:list-level-style-bullet>
      <text:list-level-style-bullet text:level="3" text:bullet-char="•">
        <style:list-level-properties text:space-before="2.541cm" text:min-label-width="0.634cm"/>
        <style:text-properties fo:font-family="StarSymbol" fo:color="#751d1f" fo:font-size="100%"/>
      </text:list-level-style-bullet>
      <text:list-level-style-bullet text:level="4" text:bullet-char="•">
        <style:list-level-properties text:space-before="3.811cm" text:min-label-width="0.634cm"/>
        <style:text-properties fo:font-family="StarSymbol" fo:color="#ed5b4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Verdana" style:font-family-generic="swiss" style:font-pitch="variable" fo:color="#bca36a" fo:font-size="130%"/>
      </text:list-level-style-bullet>
      <text:list-level-style-bullet text:level="2" text:bullet-char="●">
        <style:list-level-properties text:space-before="1.271cm" text:min-label-width="0.793cm"/>
        <style:text-properties fo:font-family="Verdana" style:font-family-generic="swiss" style:font-pitch="variable" fo:color="#444492" fo:font-size="100%"/>
      </text:list-level-style-bullet>
      <text:list-level-style-bullet text:level="3" text:bullet-char="•">
        <style:list-level-properties text:space-before="2.541cm" text:min-label-width="0.634cm"/>
        <style:text-properties fo:font-family="StarSymbol" fo:color="#751d1f" fo:font-size="100%"/>
      </text:list-level-style-bullet>
      <text:list-level-style-bullet text:level="4" text:bullet-char="•">
        <style:list-level-properties text:space-before="3.811cm" text:min-label-width="0.634cm"/>
        <style:text-properties fo:font-family="StarSymbol" fo:color="#ed5b43" fo:font-size="100%"/>
      </text:list-level-style-bullet>
      <text:list-level-style-bullet text:level="5" text:bullet-char="•">
        <style:list-level-properties text:space-before="5.081cm" text:min-label-width="0.634cm"/>
        <style:text-properties fo:font-family="StarSymbol" fo:color="#ed5b4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draw:frame draw:name="Picture 6" draw:style-name="Mgr3" draw:text-style-name="MP5" draw:layer="backgroundobjects" drawooo:display="printer" svg:width="4.4cm" svg:height="1.013cm" svg:x="1.654cm" svg:y="17.524cm">
        <draw:image xlink:href="Pictures/100000000000017D000000589E846D81015D15EE.jpg" xlink:type="simple" xlink:show="embed" xlink:actuate="onLoad">
          <text:p/>
        </draw:image>
      </draw:frame>
      <draw:frame draw:name="Picture 2" draw:style-name="Mgr3" draw:text-style-name="MP5" draw:layer="backgroundobjects" svg:width="22.043cm" svg:height="15.358cm" svg:x="1.755cm" svg:y="1.737cm">
        <draw:image xlink:href="Pictures/100000000000050900000382C687FCB2DB5E5479.jpg" xlink:type="simple" xlink:show="embed" xlink:actuate="onLoad">
          <text:p/>
        </draw:image>
      </draw:frame>
      <draw:frame draw:name="Picture 7" draw:style-name="Mgr3" draw:text-style-name="MP5" draw:layer="backgroundobjects" svg:width="4.4cm" svg:height="1.013cm" svg:x="1.654cm" svg:y="17.524cm">
        <draw:image xlink:href="Pictures/100000000000017D000000589E846D81015D15EE.jpg" xlink:type="simple" xlink:show="embed" xlink:actuate="onLoad">
          <text:p/>
        </draw:image>
      </draw:frame>
      <draw:frame draw:name="Rectangle 3" presentation:style-name="Mpr1" draw:text-style-name="MP7" draw:layer="backgroundobjects" svg:width="17.947cm" svg:height="4.082cm" svg:x="3.709cm" svg:y="6.046cm" presentation:class="title" presentation:user-transformed="true">
        <draw:text-box>
          <text:p text:style-name="MP6"><text:span text:style-name="MT1">Cliquez pour modifier le style du titre</text:span></text:p>
        </draw:text-box>
      </draw:frame>
      <draw:frame draw:name="Rectangle 5" presentation:style-name="Mpr2" draw:text-style-name="MP9" draw:layer="backgroundobjects" svg:width="1.34cm" svg:height="0.652cm" svg:x="22.459cm" svg:y="17.846cm" presentation:class="page-number" presentation:user-transformed="true">
        <draw:text-box>
          <text:p text:style-name="MP8"><text:span text:style-name="MT2">|</text:span><text:span text:style-name="MT3"> <text:s text:c="8"/></text:span><text:span text:style-name="MT2"><text:page-number>&lt;numéro&gt;</text:page-number></text:span></text:p>
        </draw:text-box>
      </draw:frame>
      <draw:frame draw:name="Rectangle 6" presentation:style-name="Mpr2" draw:text-style-name="MP9" draw:layer="backgroundobjects" svg:width="8.042cm" svg:height="0.66cm" svg:x="14.455cm" svg:y="17.855cm" presentation:class="footer"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20_and_20_Content" style:display-name="Title and Content" style:page-layout-name="PM1" draw:style-name="Mdp2">
      <draw:frame draw:name="Picture 6" draw:style-name="Mgr3" draw:text-style-name="MP5" draw:layer="backgroundobjects" svg:width="4.4cm" svg:height="1.013cm" svg:x="1.654cm" svg:y="17.524cm">
        <draw:image xlink:href="Pictures/100000000000017D000000589E846D81015D15EE.jpg" xlink:type="simple" xlink:show="embed" xlink:actuate="onLoad">
          <text:p/>
        </draw:image>
      </draw:frame>
      <draw:frame draw:name="Title 1" presentation:style-name="Mpr5" draw:text-style-name="MP11" draw:layer="backgroundobjects" svg:width="21.827cm" svg:height="2.336cm" svg:x="1.742cm" svg:y="0.789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1.84cm" svg:height="11.799cm" svg:x="1.742cm" svg:y="3.863cm" presentation:class="outline" presentation:user-transformed="true">
        <draw:text-box>
          <text:list text:style-name="ML6">
            <text:list-item>
              <text:p text:style-name="MP12"><text:span text:style-name="MT5">Click to edit Master text styles</text:span></text:p>
            </text:list-item>
          </text:list>
          <text:list text:style-name="ML7">
            <text:list-item>
              <text:list>
                <text:list-item>
                  <text:p text:style-name="MP13"><text:span text:style-name="MT6">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13"><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Rectangle 4" presentation:style-name="Mpr7" draw:text-style-name="MP9" draw:layer="backgroundobjects" svg:width="8.042cm" svg:height="0.66cm" svg:x="14.455cm" svg:y="17.855cm" presentation:class="footer" presentation:user-transformed="true">
        <draw:text-box>
          <text:p/>
        </draw:text-box>
      </draw:frame>
      <draw:frame draw:name="Rectangle 5" presentation:style-name="Mpr7" draw:text-style-name="MP9" draw:layer="backgroundobjects" svg:width="1.34cm" svg:height="0.652cm" svg:x="22.459cm" svg:y="17.846cm" presentation:class="page-number" presentation:user-transformed="true">
        <draw:text-box>
          <text:p text:style-name="MP8"><text:span text:style-name="MT2">|</text:span><text:span text:style-name="MT3"> <text:s text:c="8"/></text:span><text:span text:style-name="MT2"><text:page-number>&lt;numéro&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iostatPro Proof of Concept</dc:title>
    <meta:initial-creator>de002287</meta:initial-creator>
    <meta:editing-cycles>677</meta:editing-cycles>
    <meta:print-date>2014-01-10T18:48:49</meta:print-date>
    <meta:creation-date>2011-12-06T07:28:26</meta:creation-date>
    <dc:date>2018-08-22T11:28:14.539000000</dc:date>
    <meta:editing-duration>P13DT15H17M18S</meta:editing-duration>
    <meta:generator>LibreOffice/6.0.4.2$Windows_x86 LibreOffice_project/9b0d9b32d5dcda91d2f1a96dc04c645c450872bf</meta:generator>
    <meta:document-statistic meta:object-count="147"/>
    <meta:user-defined meta:name="AppVersion">12.0000</meta:user-defined>
    <meta:user-defined meta:name="Company">Sanofi-Aventi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4</meta:user-defined>
    <meta:user-defined meta:name="_AdHocReviewCycleID" meta:value-type="float">-1929001539</meta:user-defined>
    <meta:user-defined meta:name="_AuthorEmail" meta:value-type="string">Aiyu.Li@sanofi.com</meta:user-defined>
    <meta:user-defined meta:name="_AuthorEmailDisplayName" meta:value-type="string">Li, Aiyu /US</meta:user-defined>
    <meta:user-defined meta:name="_EmailSubject" meta:value-type="string">ADSAD2 and ADREL2 Introduction Slides</meta:user-defined>
    <meta:user-defined meta:name="_NewReviewCycle" meta:value-type="string"/>
    <meta:template xlink:type="simple" xlink:actuate="onRequest" xlink:title="SA_Group_sanofi neues Template ocker_EN" xlink:href=""/>
  </office:meta>
</office:document-meta>
</file>